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504f91" draw:stroke-linejoin="round" svg:stroke-linecap="butt" draw:fill="none" fo:padding-top="0.018cm" fo:padding-bottom="0.018cm" fo:padding-left="0.018cm" fo:padding-right="0.018cm" loext:decorative="false"/>
    </style:style>
    <style:style style:name="gr2" style:family="graphic" style:parent-style-name="standard">
      <style:graphic-properties draw:stroke="solid" svg:stroke-width="0.037cm" svg:stroke-color="#8988be" draw:stroke-linejoin="round" svg:stroke-linecap="butt" draw:fill="none" fo:padding-top="0.018cm" fo:padding-bottom="0.018cm" fo:padding-left="0.018cm" fo:padding-right="0.018cm" loext:decorative="false"/>
    </style:style>
    <style:style style:name="gr3" style:family="graphic" style:parent-style-name="standard">
      <style:graphic-properties draw:stroke="solid" svg:stroke-width="0.037cm" svg:stroke-color="#67ac68" draw:stroke-linejoin="round" svg:stroke-linecap="butt" draw:fill="none" fo:padding-top="0.018cm" fo:padding-bottom="0.018cm" fo:padding-left="0.018cm" fo:padding-right="0.018cm" loext:decorative="false"/>
    </style:style>
    <style:style style:name="gr4" style:family="graphic" style:parent-style-name="standard">
      <style:graphic-properties draw:stroke="solid" svg:stroke-width="0.037cm" svg:stroke-color="#f69320" draw:stroke-linejoin="round" svg:stroke-linecap="butt" draw:fill="none" fo:padding-top="0.018cm" fo:padding-bottom="0.018cm" fo:padding-left="0.018cm" fo:padding-right="0.018cm" loext:decorative="false"/>
    </style:style>
    <style:style style:name="gr5" style:family="graphic" style:parent-style-name="standard">
      <style:graphic-properties draw:stroke="solid" svg:stroke-width="0.037cm" svg:stroke-color="#bf1d1e" draw:stroke-linejoin="round" svg:stroke-linecap="butt" draw:fill="none" fo:padding-top="0.018cm" fo:padding-bottom="0.018cm" fo:padding-left="0.018cm" fo:padding-right="0.018cm" loext:decorative="false"/>
    </style:style>
    <style:style style:name="gr6" style:family="graphic" style:parent-style-name="standard">
      <style:graphic-properties draw:stroke="none" draw:fill="solid" draw:fill-color="#504f91" loext:decorative="false"/>
    </style:style>
    <style:style style:name="gr7" style:family="graphic" style:parent-style-name="standard">
      <style:graphic-properties draw:stroke="solid" svg:stroke-width="0.024cm" svg:stroke-color="#000000" draw:stroke-linejoin="round" svg:stroke-linecap="round" draw:fill="none" fo:padding-top="0.012cm" fo:padding-bottom="0.012cm" fo:padding-left="0.012cm" fo:padding-right="0.012cm" loext:decorative="false"/>
    </style:style>
    <style:style style:name="gr8" style:family="graphic" style:parent-style-name="standard">
      <style:graphic-properties draw:stroke="none" draw:fill="solid" draw:fill-color="#8988be" loext:decorative="false"/>
    </style:style>
    <style:style style:name="gr9" style:family="graphic" style:parent-style-name="standard">
      <style:graphic-properties draw:stroke="none" draw:fill="solid" draw:fill-color="#67ac68" loext:decorative="false"/>
    </style:style>
    <style:style style:name="gr10" style:family="graphic" style:parent-style-name="standard">
      <style:graphic-properties draw:stroke="none" draw:fill="solid" draw:fill-color="#f69320" loext:decorative="false"/>
    </style:style>
    <style:style style:name="gr11" style:family="graphic" style:parent-style-name="standard">
      <style:graphic-properties draw:stroke="none" draw:fill="solid" draw:fill-color="#bf1d1e" loext:decorative="false"/>
    </style:style>
    <style:style style:name="gr12" style:family="graphic" style:parent-style-name="standard">
      <style:graphic-properties draw:stroke="solid" svg:stroke-width="0.037cm" svg:stroke-color="#000000" draw:stroke-linejoin="round" svg:stroke-linecap="butt" draw:fill="none" fo:padding-top="0.018cm" fo:padding-bottom="0.018cm" fo:padding-left="0.018cm" fo:padding-right="0.018cm" loext:decorative="false"/>
    </style:style>
    <style:style style:name="gr13" style:family="graphic" style:parent-style-name="standard">
      <style:graphic-properties draw:stroke="none" draw:fill="none" draw:textarea-horizontal-align="left" draw:textarea-vertical-align="top" draw:auto-grow-height="true" draw:auto-grow-width="true" fo:min-height="0.319cm" fo:min-width="0.40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15" style:family="graphic" style:parent-style-name="standard">
      <style:graphic-properties draw:stroke="solid" svg:stroke-width="0.037cm" svg:stroke-color="#333333" draw:stroke-linejoin="round" svg:stroke-linecap="butt" draw:fill="none" fo:padding-top="0.018cm" fo:padding-bottom="0.018cm" fo:padding-left="0.018cm" fo:padding-right="0.018cm" loext:decorative="false"/>
    </style:style>
    <style:style style:name="gr16" style:family="graphic" style:parent-style-name="standard">
      <style:graphic-properties draw:stroke="none" draw:fill="none" draw:textarea-horizontal-align="left" draw:textarea-vertical-align="top" draw:auto-grow-height="true" draw:auto-grow-width="true" fo:min-height="0.357cm" fo:min-width="1.818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57cm" fo:min-width="1.64cm" fo:padding-top="0cm" fo:padding-bottom="0cm" fo:padding-left="0cm" fo:padding-right="0cm" loext:decorative="false"/>
      <style:paragraph-properties style:writing-mode="lr-tb"/>
    </style:style>
    <style:style style:name="gr18" style:family="graphic" style:parent-style-name="standard">
      <style:graphic-properties draw:stroke="none" draw:fill-color="#f69320" draw:opacity="50%" draw:textarea-horizontal-align="justify" draw:textarea-vertical-align="middle" draw:auto-grow-height="false" fo:min-height="6.5cm" fo:min-width="7cm" loext:decorative="false"/>
    </style:style>
    <style:style style:name="gr19" style:family="graphic" style:parent-style-name="standard">
      <style:graphic-properties draw:stroke="none" draw:fill-color="#504f91" draw:opacity="40%" draw:textarea-horizontal-align="justify" draw:textarea-vertical-align="middle" draw:auto-grow-height="false" fo:min-height="5.25cm" fo:min-width="6cm" loext:decorative="false"/>
    </style:style>
    <style:style style:name="gr20" style:family="graphic" style:parent-style-name="standard">
      <style:graphic-properties draw:stroke="solid" svg:stroke-width="0.053cm" svg:stroke-color="#67ac68" draw:marker-start-width="0.225cm" draw:marker-end-width="0.225cm" draw:stroke-linejoin="round" svg:stroke-linecap="butt" draw:fill="none" fo:padding-top="0.027cm" fo:padding-bottom="0.027cm" fo:padding-left="0.027cm" fo:padding-right="0.027cm" loext:decorative="false"/>
    </style:style>
    <style:style style:name="gr21" style:family="graphic" style:parent-style-name="standard">
      <style:graphic-properties draw:stroke="solid" svg:stroke-width="0.053cm" svg:stroke-color="#504f91" draw:marker-start-width="0.224cm" draw:marker-end-width="0.224cm" draw:stroke-linejoin="round" svg:stroke-linecap="butt" draw:fill="none" fo:padding-top="0.026cm" fo:padding-bottom="0.026cm" fo:padding-left="0.026cm" fo:padding-right="0.026cm" loext:decorative="false"/>
    </style:style>
    <style:style style:name="gr22" style:family="graphic" style:parent-style-name="standard">
      <style:graphic-properties draw:stroke="solid" svg:stroke-width="0.053cm" svg:stroke-color="#f69320" draw:marker-start-width="0.224cm" draw:marker-end-width="0.224cm" draw:stroke-linejoin="round" svg:stroke-linecap="butt" draw:fill="none" fo:padding-top="0.026cm" fo:padding-bottom="0.026cm" fo:padding-left="0.026cm" fo:padding-right="0.026cm" loext:decorative="false"/>
    </style:style>
    <style:style style:name="gr23" style:family="graphic" style:parent-style-name="standard">
      <style:graphic-properties draw:textarea-horizontal-align="justify" draw:textarea-vertical-align="middle" draw:auto-grow-height="false" fo:min-height="5.25cm" fo:min-width="6cm" loext:decorative="false"/>
    </style:style>
    <style:style style:name="gr24" style:family="graphic" style:parent-style-name="objectwithoutfill">
      <style:graphic-properties svg:stroke-width="0.071cm" draw:marker-start-width="0.308cm" draw:marker-end-width="0.308cm" draw:fill="none" draw:textarea-horizontal-align="center" draw:textarea-vertical-align="middle" fo:padding-top="0.037cm" fo:padding-bottom="0.037cm" fo:padding-left="0.037cm" fo:padding-right="0.037cm" loext:decorative="false"/>
    </style:style>
    <style:style style:name="gr25" style:family="graphic" style:parent-style-name="objectwithoutfill">
      <style:graphic-properties svg:stroke-width="0.212cm" draw:marker-start-width="0.519cm" draw:marker-end-width="0.519cm" draw:fill="none" draw:textarea-horizontal-align="center" draw:textarea-vertical-align="middle" fo:padding-top="0.107cm" fo:padding-bottom="0.107cm" fo:padding-left="0.107cm" fo:padding-right="0.107cm" loext:decorative="false"/>
    </style:style>
    <style:style style:name="gr26" style:family="graphic" style:parent-style-name="standard">
      <style:graphic-properties draw:textarea-horizontal-align="justify" draw:textarea-vertical-align="middle" draw:auto-grow-height="false" fo:min-height="6cm" fo:min-width="6.25cm" loext:decorative="false"/>
    </style:style>
    <style:style style:name="gr27" style:family="graphic" style:parent-style-name="standard">
      <style:graphic-properties draw:textarea-horizontal-align="justify" draw:textarea-vertical-align="middle" draw:auto-grow-height="false" fo:min-height="6.5cm" fo:min-width="7cm" loext:decorative="false"/>
    </style:style>
    <style:style style:name="gr28" style:family="graphic" style:parent-style-name="standard">
      <style:graphic-properties draw:stroke="none" draw:fill="solid" draw:fill-color="#729fcf" loext:fill-use-slide-background="false" draw:opacity="50%" draw:textarea-horizontal-align="justify" draw:textarea-vertical-align="middle" draw:auto-grow-height="false" fo:min-height="3.5cm" fo:min-width="4cm" loext:decorative="false"/>
    </style:style>
    <style:style style:name="gr29"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loext:decorative="false"/>
    </style:style>
    <style:style style:name="gr30" style:family="graphic" style:parent-style-name="objectwithoutfill">
      <style:graphic-properties draw:stroke="dash" draw:stroke-dash="Long_20_Dash_20__28_Rounded_29_" svg:stroke-width="0.018cm" draw:marker-start-width="0.227cm" draw:marker-end-width="0.227cm" svg:stroke-linecap="round" draw:fill="none" draw:textarea-horizontal-align="center" draw:textarea-vertical-align="middle" fo:padding-top="0.009cm" fo:padding-bottom="0.009cm" fo:padding-left="0.009cm" fo:padding-right="0.009cm" loext:decorative="false"/>
    </style:style>
    <style:style style:name="gr31" style:family="graphic" style:parent-style-name="standard">
      <style:graphic-properties draw:stroke="none" draw:fill="solid" draw:fill-color="#ffffff" loext:fill-use-slide-background="false" draw:textarea-horizontal-align="justify" draw:textarea-vertical-align="middle" draw:auto-grow-height="false" fo:min-height="3cm" fo:min-width="1.5cm" loext:decorative="false"/>
    </style:style>
    <style:style style:name="gr32" style:family="graphic" style:parent-style-name="objectwithoutfill">
      <style:graphic-properties svg:stroke-width="0.035cm" svg:stroke-color="#666666" draw:marker-start-width="0.252cm" draw:marker-end="Extrémités_20_de_20_flèche_20_2" draw:marker-end-width="0.15cm" draw:fill="none" draw:textarea-horizontal-align="center" draw:textarea-vertical-align="middle" fo:padding-top="0.017cm" fo:padding-bottom="0.017cm" fo:padding-left="0.017cm" fo:padding-right="0.017cm" loext:decorative="false"/>
    </style:style>
    <style:style style:name="gr33" style:family="graphic" style:parent-style-name="objectwithoutfill">
      <style:graphic-properties draw:stroke="dash" draw:stroke-dash="Dash_20__28_Rounded_29_" svg:stroke-width="0.018cm" svg:stroke-color="#000000" draw:marker-start-width="0.227cm" draw:marker-end-width="0.227cm" svg:stroke-linecap="round" draw:fill="none" draw:textarea-horizontal-align="center" draw:textarea-vertical-align="middle" fo:padding-top="0.009cm" fo:padding-bottom="0.009cm" fo:padding-left="0.009cm" fo:padding-right="0.009cm" loext:decorative="false"/>
    </style:style>
    <style:style style:name="gr34" style:family="graphic" style:parent-style-name="standard">
      <style:graphic-properties draw:fill-color="#67ac68" draw:opacity="40%" draw:textarea-horizontal-align="justify" draw:textarea-vertical-align="middle" draw:auto-grow-height="false" fo:min-height="6cm" fo:min-width="6.25cm" loext:decorative="false"/>
    </style:style>
    <style:style style:name="gr35" style:family="graphic" style:parent-style-name="standard">
      <style:graphic-properties draw:fill-color="#67ac68" draw:opacity="35%" draw:textarea-horizontal-align="justify" draw:textarea-vertical-align="middle" draw:auto-grow-height="false" fo:min-height="6cm" fo:min-width="6.25cm" loext:decorative="false"/>
    </style:style>
    <style:style style:name="gr36" style:family="graphic" style:parent-style-name="objectwithoutfill">
      <style:graphic-properties svg:stroke-width="0.035cm" svg:stroke-color="#000000" draw:marker-start-width="0.252cm" draw:marker-end="Extrémités_20_de_20_flèche_20_6" draw:marker-end-width="0.21cm" svg:stroke-linecap="butt" draw:fill="none" draw:textarea-horizontal-align="center" draw:textarea-vertical-align="middle" fo:padding-top="0.017cm" fo:padding-bottom="0.017cm" fo:padding-left="0.017cm" fo:padding-right="0.017cm" loext:decorative="false"/>
    </style:style>
    <style:style style:name="gr37" style:family="graphic" style:parent-style-name="standard">
      <style:graphic-properties draw:stroke="solid" svg:stroke-width="0.106cm" svg:stroke-color="#000000" draw:marker-start-width="0.304cm" draw:marker-end-width="0.304cm" draw:stroke-linejoin="round" svg:stroke-linecap="butt" draw:fill="none" fo:padding-top="0.053cm" fo:padding-bottom="0.053cm" fo:padding-left="0.053cm" fo:padding-right="0.053cm" loext:decorative="false"/>
    </style:style>
    <style:style style:name="P1" style:family="paragraph">
      <loext:graphic-properties draw:fill="none"/>
    </style:style>
    <style:style style:name="P2" style:family="paragraph">
      <loext:graphic-properties draw:fill="solid" draw:fill-color="#504f91"/>
    </style:style>
    <style:style style:name="P3" style:family="paragraph">
      <loext:graphic-properties draw:fill="solid" draw:fill-color="#8988be"/>
    </style:style>
    <style:style style:name="P4" style:family="paragraph">
      <loext:graphic-properties draw:fill="solid" draw:fill-color="#67ac68"/>
    </style:style>
    <style:style style:name="P5" style:family="paragraph">
      <loext:graphic-properties draw:fill="solid" draw:fill-color="#f69320"/>
    </style:style>
    <style:style style:name="P6" style:family="paragraph">
      <loext:graphic-properties draw:fill="solid" draw:fill-color="#bf1d1e"/>
    </style:style>
    <style:style style:name="P7" style:family="paragraph">
      <style:paragraph-properties fo:text-align="start" style:writing-mode="lr-tb"/>
    </style:style>
    <style:style style:name="P8" style:family="paragraph">
      <loext:graphic-properties draw:fill="none"/>
      <style:text-properties fo:font-size="8pt" style:font-size-asian="8pt" style:font-size-complex="8pt"/>
    </style:style>
    <style:style style:name="P9" style:family="paragraph">
      <loext:graphic-properties draw:fill="none"/>
      <style:text-properties fo:font-size="9pt" style:font-size-asian="9pt" style:font-size-complex="9pt"/>
    </style:style>
    <style:style style:name="P10" style:family="paragraph">
      <loext:graphic-properties draw:fill-color="#f69320" draw:opacity="50%"/>
      <style:paragraph-properties fo:text-align="center"/>
    </style:style>
    <style:style style:name="P11" style:family="paragraph">
      <loext:graphic-properties draw:fill-color="#504f91" draw:opacity="40%"/>
      <style:paragraph-properties fo:text-align="center"/>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solid" draw:fill-color="#729fcf" draw:opacity="50%"/>
      <style:paragraph-properties fo:text-align="center"/>
    </style:style>
    <style:style style:name="P15" style:family="paragraph">
      <loext:graphic-properties draw:fill="solid" draw:fill-color="#ffffff"/>
      <style:paragraph-properties fo:text-align="center"/>
    </style:style>
    <style:style style:name="P16" style:family="paragraph">
      <loext:graphic-properties draw:fill-color="#67ac68" draw:opacity="40%"/>
      <style:paragraph-properties fo:text-align="center"/>
    </style:style>
    <style:style style:name="P17" style:family="paragraph">
      <loext:graphic-properties draw:fill="none"/>
      <style:paragraph-properties fo:text-align="start"/>
      <style:text-properties fo:font-size="8pt" style:font-size-asian="8pt" style:font-size-complex="8pt"/>
    </style:style>
    <style:style style:name="P18" style:family="paragraph">
      <loext:graphic-properties draw:fill-color="#67ac68" draw:opacity="35%"/>
      <style:paragraph-properties fo:text-align="center"/>
    </style:style>
    <style:style style:name="T1" style:family="text">
      <style:text-properties fo:color="#000000" loext:opacity="100%" style:font-name="Arial" fo:font-size="8pt" fo:font-weight="normal" style:font-name-asian="Arial" style:font-size-asian="8pt" style:font-weight-asian="normal" style:font-name-complex="Arial" style:font-size-complex="8pt" style:font-weight-complex="normal"/>
    </style:style>
    <style:style style:name="T2" style:family="text">
      <style:text-properties fo:color="#000000" loext:opacity="100%" style:font-name="Arial" fo:font-size="9pt" fo:font-weight="normal" style:font-name-asian="Arial" style:font-size-asian="9pt" style:font-weight-asian="normal" style:font-name-complex="Arial"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961cm" svg:height="4.088cm" svg:x="1.586cm" svg:y="0.871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 draw:text-style-name="P1" draw:layer="layout" svg:width="4.345cm" svg:height="4.41cm" svg:x="1.973cm" svg:y="0.876cm" svg:viewBox="0 0 4346 4411" draw:points="3189,46 3169,56 3128,70 3066,95 3015,125 3005,130 2944,163 2900,195 2882,206 2821,244 2789,265 2759,276 2698,295 2637,308 2575,314 2514,312 2453,306 2391,300 2330,296 2269,296 2207,300 2146,309 2084,324 2055,334 2023,341 1962,355 1900,374 1839,399 1829,404 1778,421 1716,447 1666,474 1655,478 1594,500 1532,527 1498,543 1471,551 1409,569 1348,590 1293,613 1287,614 1225,632 1164,654 1103,679 1095,682 1041,696 980,713 918,734 877,752 857,758 796,778 734,808 712,822 673,838 612,870 578,892 550,903 489,930 437,961 428,965 366,992 307,1031 305,1032 244,1068 207,1100 181,1122 138,1170 120,1195 87,1240 58,1301 53,1309 23,1380 6,1450 0,1519 3,1589 17,1659 45,1728 58,1753 78,1798 118,1868 120,1871 151,1937 181,1985 193,2007 244,2075 245,2077 305,2144 307,2146 366,2202 383,2216 428,2263 447,2286 478,2355 489,2412 490,2425 495,2495 497,2564 491,2634 489,2642 470,2704 445,2773 428,2832 423,2843 408,2913 412,2982 428,3024 436,3052 485,3122 489,3126 550,3186 556,3191 612,3241 637,3261 673,3301 697,3331 717,3400 714,3470 712,3539 727,3609 734,3623 765,3679 796,3714 834,3748 857,3767 918,3805 951,3818 980,3832 1041,3853 1103,3866 1164,3872 1225,3871 1287,3860 1348,3838 1391,3818 1409,3811 1471,3798 1532,3813 1538,3818 1586,3888 1594,3907 1604,3957 1615,4027 1634,4097 1655,4138 1668,4166 1716,4224 1729,4236 1778,4276 1832,4306 1839,4310 1900,4343 1962,4366 1996,4375 2023,4386 2084,4403 2146,4411 2207,4411 2269,4402 2330,4379 2337,4375 2391,4347 2440,4306 2453,4293 2500,4236 2514,4216 2547,4166 2575,4111 2584,4097 2614,4027 2630,3957 2637,3891 2637,3888 2639,3818 2637,3794 2634,3748 2629,3679 2633,3609 2637,3591 2652,3539 2677,3470 2698,3404 2700,3400 2739,3331 2759,3302 2797,3261 2821,3241 2882,3204 2919,3191 2944,3186 3005,3186 3046,3191 3066,3197 3128,3228 3175,3261 3189,3290 3202,3331 3194,3400 3189,3420 3173,3470 3160,3539 3165,3609 3189,3669 3193,3679 3243,3748 3250,3756 3312,3807 3332,3818 3373,3842 3435,3864 3496,3874 3557,3877 3619,3873 3680,3863 3741,3845 3795,3818 3803,3815 3864,3777 3895,3748 3925,3703 3940,3679 3958,3609 3956,3539 3937,3470 3925,3443 3907,3400 3871,3331 3864,3311 3848,3261 3841,3191 3844,3122 3853,3052 3864,2982 3864,2981 3879,2913 3889,2843 3892,2773 3894,2704 3899,2634 3914,2564 3925,2534 3946,2495 3982,2425 3987,2416 4022,2355 4048,2298 4055,2286 4089,2216 4109,2165 4119,2146 4151,2077 4171,2019 4176,2007 4205,1937 4226,1868 4232,1846 4252,1798 4279,1728 4294,1687 4307,1659 4329,1589 4341,1519 4345,1450 4346,1380 4341,1309 4330,1240 4311,1170 4294,1107 4292,1100 4285,1031 4281,961 4276,892 4268,822 4252,752 4232,698 4227,682 4195,613 4171,579 4146,543 4109,495 4095,474 4049,404 4048,403 4007,334 3987,309 3948,265 3925,243 3864,198 3859,195 3803,156 3741,126 3739,125 3680,87 3619,59 3608,56 3557,29 3496,10 3435,1 3373,0 3312,6 3250,21">
          <text:p/>
        </draw:polygon>
        <draw:polygon draw:style-name="gr3" draw:text-style-name="P1" draw:layer="layout" svg:width="5.08cm" svg:height="5.19cm" svg:x="1.425cm" svg:y="1.19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4" draw:text-style-name="P1" draw:layer="layout" svg:width="5.001cm" svg:height="5.858cm" svg:x="2.025cm" svg:y="0.86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olygon draw:style-name="gr5" draw:text-style-name="P1" draw:layer="layout" svg:width="4.905cm" svg:height="6.18cm" svg:x="2.402cm" svg:y="0.504cm" svg:viewBox="0 0 4906 6181" draw:points="3926,4 3865,0 3803,2 3744,10 3742,10 3680,21 3619,39 3558,65 3531,79 3496,93 3435,118 3374,145 3364,149 3312,165 3251,184 3190,205 3149,219 3128,224 3067,241 3006,264 2959,288 2944,294 2883,322 2824,358 2821,359 2760,388 2699,425 2695,428 2637,456 2576,493 2570,497 2515,524 2453,560 2441,567 2392,590 2330,626 2314,637 2269,660 2208,703 2204,706 2146,746 2108,776 2085,792 2024,829 1993,846 1962,857 1901,878 1840,899 1797,915 1778,920 1717,934 1655,948 1594,960 1533,972 1471,981 1438,985 1410,987 1349,990 1287,994 1226,1000 1165,1010 1103,1023 1042,1039 982,1054 980,1055 919,1066 858,1077 796,1088 735,1100 674,1113 629,1124 612,1128 551,1143 489,1163 428,1188 418,1194 367,1219 305,1261 303,1264 244,1313 223,1333 183,1373 156,1403 121,1445 101,1472 63,1542 60,1549 36,1612 22,1681 15,1751 11,1821 7,1890 2,1960 0,2030 3,2099 12,2169 24,2239 37,2308 52,2378 60,2404 71,2448 99,2517 121,2558 138,2588 183,2656 183,2658 225,2727 244,2760 263,2797 300,2867 305,2877 335,2936 367,2994 373,3006 416,3076 428,3093 463,3145 489,3180 513,3215 551,3266 563,3285 610,3354 612,3357 656,3424 674,3450 706,3494 735,3531 761,3563 796,3607 815,3633 858,3695 862,3703 900,3772 919,3804 941,3842 980,3902 987,3911 1040,3981 1042,3983 1095,4051 1103,4061 1150,4120 1165,4139 1203,4190 1226,4222 1252,4260 1287,4316 1296,4329 1337,4399 1349,4416 1384,4469 1410,4501 1438,4538 1471,4582 1488,4608 1532,4678 1533,4679 1570,4747 1594,4783 1617,4817 1655,4865 1675,4887 1717,4932 1743,4956 1778,4992 1815,5026 1840,5050 1886,5096 1901,5111 1949,5165 1962,5181 2005,5235 2024,5261 2056,5305 2085,5344 2110,5374 2146,5418 2173,5444 2208,5482 2247,5514 2269,5540 2314,5583 2330,5605 2370,5653 2392,5676 2437,5723 2453,5737 2515,5792 2576,5853 2584,5862 2633,5932 2637,5941 2662,6001 2683,6071 2699,6103 2726,6141 2760,6165 2821,6181 2883,6173 2944,6146 2953,6141 3006,6085 3017,6071 3048,6001 3061,5932 3067,5895 3072,5862 3091,5792 3121,5723 3128,5710 3155,5653 3190,5584 3190,5583 3221,5514 3247,5444 3251,5433 3269,5374 3286,5305 3304,5235 3312,5205 3324,5165 3341,5096 3349,5026 3352,4956 3353,4887 3359,4817 3370,4747 3374,4727 3383,4678 3393,4608 3398,4538 3399,4469 3397,4399 3391,4329 3383,4260 3378,4190 3380,4120 3391,4051 3408,3981 3426,3911 3435,3874 3445,3842 3462,3772 3479,3703 3496,3655 3511,3633 3558,3585 3603,3563 3619,3558 3680,3546 3742,3530 3803,3499 3811,3494 3865,3462 3913,3424 3926,3414 3987,3358 3991,3354 4046,3285 4049,3282 4096,3215 4110,3197 4155,3145 4171,3129 4226,3076 4233,3068 4283,3006 4294,2985 4319,2936 4346,2867 4355,2846 4378,2797 4416,2727 4417,2726 4458,2658 4478,2619 4495,2588 4525,2517 4540,2475 4551,2448 4578,2378 4601,2315 4604,2308 4635,2239 4660,2169 4662,2161 4686,2099 4707,2030 4724,1967 4726,1960 4750,1890 4772,1821 4785,1779 4797,1751 4827,1681 4846,1634 4858,1612 4886,1542 4901,1472 4906,1403 4904,1333 4899,1264 4893,1194 4884,1124 4875,1054 4866,985 4859,915 4852,846 4846,805 4843,776 4828,706 4800,637 4785,609 4763,567 4724,505 4719,497 4670,428 4662,418 4614,358 4601,343 4549,288 4540,279 4478,226 4469,219 4417,182 4355,150 4354,149 4294,118 4233,93 4195,79 4171,69 4110,44 4049,26 3987,13 3963,10">
          <text:p/>
        </draw:polygon>
        <draw:path draw:style-name="gr6" draw:text-style-name="P2" draw:layer="layout" svg:width="0.251cm" svg:height="0.25cm" svg:x="3.256cm" svg:y="2.531cm" svg:viewBox="0 0 252 251" svg:d="M252 126c0 167-252 167-252 0 0-168 252-168 252 0z">
          <text:p/>
        </draw:path>
        <draw:path draw:style-name="gr7" draw:text-style-name="P1" draw:layer="layout" svg:width="0.251cm" svg:height="0.25cm" svg:x="3.256cm" svg:y="2.531cm" svg:viewBox="0 0 252 251" svg:d="M252 126c0 167-252 167-252 0 0-168 252-168 252 0z">
          <text:p/>
        </draw:path>
        <draw:path draw:style-name="gr8" draw:text-style-name="P3" draw:layer="layout" svg:width="0.251cm" svg:height="0.251cm" svg:x="4.076cm" svg:y="2.68cm" svg:viewBox="0 0 252 252" svg:d="M252 125c0 169-252 169-252 0 0-167 252-167 252 0z">
          <text:p/>
        </draw:path>
        <draw:path draw:style-name="gr7" draw:text-style-name="P1" draw:layer="layout" svg:width="0.251cm" svg:height="0.251cm" svg:x="4.076cm" svg:y="2.68cm" svg:viewBox="0 0 252 252" svg:d="M252 125c0 169-252 169-252 0 0-167 252-167 252 0z">
          <text:p/>
        </draw:path>
        <draw:path draw:style-name="gr9" draw:text-style-name="P4" draw:layer="layout" svg:width="0.251cm" svg:height="0.252cm" svg:x="3.963cm" svg:y="2.856cm" svg:viewBox="0 0 252 253" svg:d="M252 127c0 168-252 168-252 0 0-169 252-169 252 0z">
          <text:p/>
        </draw:path>
        <draw:path draw:style-name="gr7" draw:text-style-name="P1" draw:layer="layout" svg:width="0.251cm" svg:height="0.252cm" svg:x="3.963cm" svg:y="2.856cm" svg:viewBox="0 0 252 253" svg:d="M252 127c0 168-252 168-252 0 0-169 252-169 252 0z">
          <text:p/>
        </draw:path>
        <draw:path draw:style-name="gr10" draw:text-style-name="P5" draw:layer="layout" svg:width="0.251cm" svg:height="0.25cm" svg:x="4.533cm" svg:y="2.815cm" svg:viewBox="0 0 252 251" svg:d="M252 126c0 167-252 167-252 0 0-168 252-168 252 0z">
          <text:p/>
        </draw:path>
        <draw:path draw:style-name="gr7" draw:text-style-name="P1" draw:layer="layout" svg:width="0.251cm" svg:height="0.25cm" svg:x="4.533cm" svg:y="2.815cm" svg:viewBox="0 0 252 251" svg:d="M252 126c0 167-252 167-252 0 0-168 252-168 252 0z">
          <text:p/>
        </draw:path>
        <draw:path draw:style-name="gr11" draw:text-style-name="P6" draw:layer="layout" svg:width="0.251cm" svg:height="0.251cm" svg:x="4.892cm" svg:y="2.749cm" svg:viewBox="0 0 252 252" svg:d="M252 127c0 167-252 167-252 0 0-169 252-169 252 0z">
          <text:p/>
        </draw:path>
        <draw:path draw:style-name="gr7" draw:text-style-name="P1" draw:layer="layout" svg:width="0.251cm" svg:height="0.251cm" svg:x="4.892cm" svg:y="2.749cm" svg:viewBox="0 0 252 252" svg:d="M252 127c0 167-252 167-252 0 0-169 252-169 252 0z">
          <text:p/>
        </draw:path>
        <draw:path draw:style-name="gr7" draw:text-style-name="P1" draw:layer="layout" svg:width="0.251cm" svg:height="0.25cm" svg:x="3.256cm" svg:y="2.531cm" svg:viewBox="0 0 252 251" svg:d="M252 126c0 167-252 167-252 0 0-168 252-168 252 0z">
          <text:p/>
        </draw:path>
        <draw:line draw:style-name="gr7" draw:text-style-name="P1" draw:layer="layout" svg:x1="3.256cm" svg:y1="2.656cm" svg:x2="3.507cm" svg:y2="2.656cm">
          <text:p/>
        </draw:line>
        <draw:line draw:style-name="gr7" draw:text-style-name="P1" draw:layer="layout" svg:x1="3.381cm" svg:y1="2.781cm" svg:x2="3.381cm" svg:y2="2.531cm">
          <text:p/>
        </draw:line>
        <draw:path draw:style-name="gr7" draw:text-style-name="P1" draw:layer="layout" svg:width="0.251cm" svg:height="0.251cm" svg:x="4.076cm" svg:y="2.68cm" svg:viewBox="0 0 252 252" svg:d="M252 125c0 169-252 169-252 0 0-167 252-167 252 0z">
          <text:p/>
        </draw:path>
        <draw:line draw:style-name="gr7" draw:text-style-name="P1" draw:layer="layout" svg:x1="4.076cm" svg:y1="2.805cm" svg:x2="4.327cm" svg:y2="2.805cm">
          <text:p/>
        </draw:line>
        <draw:line draw:style-name="gr7" draw:text-style-name="P1" draw:layer="layout" svg:x1="4.201cm" svg:y1="2.931cm" svg:x2="4.201cm" svg:y2="2.68cm">
          <text:p/>
        </draw:line>
        <draw:path draw:style-name="gr7" draw:text-style-name="P1" draw:layer="layout" svg:width="0.251cm" svg:height="0.252cm" svg:x="3.963cm" svg:y="2.856cm" svg:viewBox="0 0 252 253" svg:d="M252 127c0 168-252 168-252 0 0-169 252-169 252 0z">
          <text:p/>
        </draw:path>
        <draw:line draw:style-name="gr7" draw:text-style-name="P1" draw:layer="layout" svg:x1="3.963cm" svg:y1="2.982cm" svg:x2="4.214cm" svg:y2="2.982cm">
          <text:p/>
        </draw:line>
        <draw:line draw:style-name="gr7" draw:text-style-name="P1" draw:layer="layout" svg:x1="4.088cm" svg:y1="3.107cm" svg:x2="4.088cm" svg:y2="2.856cm">
          <text:p/>
        </draw:line>
        <draw:path draw:style-name="gr7" draw:text-style-name="P1" draw:layer="layout" svg:width="0.251cm" svg:height="0.25cm" svg:x="4.533cm" svg:y="2.815cm" svg:viewBox="0 0 252 251" svg:d="M252 126c0 167-252 167-252 0 0-168 252-168 252 0z">
          <text:p/>
        </draw:path>
        <draw:line draw:style-name="gr7" draw:text-style-name="P1" draw:layer="layout" svg:x1="4.533cm" svg:y1="2.941cm" svg:x2="4.784cm" svg:y2="2.941cm">
          <text:p/>
        </draw:line>
        <draw:line draw:style-name="gr7" draw:text-style-name="P1" draw:layer="layout" svg:x1="4.658cm" svg:y1="3.066cm" svg:x2="4.658cm" svg:y2="2.815cm">
          <text:p/>
        </draw:line>
        <draw:path draw:style-name="gr7" draw:text-style-name="P1" draw:layer="layout" svg:width="0.251cm" svg:height="0.251cm" svg:x="4.892cm" svg:y="2.749cm" svg:viewBox="0 0 252 252" svg:d="M252 127c0 167-252 167-252 0 0-169 252-169 252 0z">
          <text:p/>
        </draw:path>
        <draw:line draw:style-name="gr7" draw:text-style-name="P1" draw:layer="layout" svg:x1="4.892cm" svg:y1="2.875cm" svg:x2="5.143cm" svg:y2="2.875cm">
          <text:p/>
        </draw:line>
        <draw:line draw:style-name="gr7" draw:text-style-name="P1" draw:layer="layout" svg:x1="5.017cm" svg:y1="3cm" svg:x2="5.017cm" svg:y2="2.749cm">
          <text:p/>
        </draw:line>
        <draw:line draw:style-name="gr12" draw:text-style-name="P1" draw:layer="layout" svg:x1="1.114cm" svg:y1="7.033cm" svg:x2="1.114cm" svg:y2="0.193cm">
          <text:p/>
        </draw:line>
        <draw:frame draw:style-name="gr13" draw:text-style-name="P8" draw:layer="layout" svg:width="0.408cm" svg:height="0.319cm" svg:x="0.533cm" svg:y="6.385cm">
          <draw:text-box>
            <text:p text:style-name="P7"><text:span text:style-name="T1">-10</text:span></text:p>
          </draw:text-box>
        </draw:frame>
        <draw:frame draw:style-name="gr14" draw:text-style-name="P8" draw:layer="layout" svg:width="0.281cm" svg:height="0.319cm" svg:x="0.69cm" svg:y="4.445cm">
          <draw:text-box>
            <text:p text:style-name="P7"><text:span text:style-name="T1">-5</text:span></text:p>
          </draw:text-box>
        </draw:frame>
        <draw:frame draw:style-name="gr14" draw:text-style-name="P8" draw:layer="layout" svg:width="0.281cm" svg:height="0.319cm" svg:x="0.784cm" svg:y="2.506cm">
          <draw:text-box>
            <text:p text:style-name="P7"><text:span text:style-name="T1">0</text:span></text:p>
          </draw:text-box>
        </draw:frame>
        <draw:line draw:style-name="gr15" draw:text-style-name="P1" draw:layer="layout" svg:x1="1.017cm" svg:y1="6.539cm" svg:x2="1.114cm" svg:y2="6.539cm">
          <text:p/>
        </draw:line>
        <draw:line draw:style-name="gr15" draw:text-style-name="P1" draw:layer="layout" svg:x1="1.017cm" svg:y1="4.599cm" svg:x2="1.114cm" svg:y2="4.599cm">
          <text:p/>
        </draw:line>
        <draw:line draw:style-name="gr15" draw:text-style-name="P1" draw:layer="layout" svg:x1="1.017cm" svg:y1="2.66cm" svg:x2="1.114cm" svg:y2="2.66cm">
          <text:p/>
        </draw:line>
        <draw:line draw:style-name="gr15" draw:text-style-name="P1" draw:layer="layout" svg:x1="1.017cm" svg:y1="0.72cm" svg:x2="1.114cm" svg:y2="0.72cm">
          <text:p/>
        </draw:line>
        <draw:line draw:style-name="gr12" draw:text-style-name="P1" draw:layer="layout" svg:x1="1.114cm" svg:y1="7.033cm" svg:x2="7.797cm" svg:y2="7.033cm">
          <text:p/>
        </draw:line>
        <draw:line draw:style-name="gr15" draw:text-style-name="P1" draw:layer="layout" svg:x1="2.286cm" svg:y1="7.129cm" svg:x2="2.286cm" svg:y2="7.033cm">
          <text:p/>
        </draw:line>
        <draw:line draw:style-name="gr15" draw:text-style-name="P1" draw:layer="layout" svg:x1="4.021cm" svg:y1="7.129cm" svg:x2="4.021cm" svg:y2="7.033cm">
          <text:p/>
        </draw:line>
        <draw:line draw:style-name="gr15" draw:text-style-name="P1" draw:layer="layout" svg:x1="5.757cm" svg:y1="7.129cm" svg:x2="5.757cm" svg:y2="7.033cm">
          <text:p/>
        </draw:line>
        <draw:line draw:style-name="gr15" draw:text-style-name="P1" draw:layer="layout" svg:x1="7.493cm" svg:y1="7.129cm" svg:x2="7.493cm" svg:y2="7.033cm">
          <text:p/>
        </draw:line>
        <draw:frame draw:style-name="gr14" draw:text-style-name="P8" draw:layer="layout" svg:width="0.281cm" svg:height="0.319cm" svg:x="0.784cm" svg:y="0.566cm">
          <draw:text-box>
            <text:p text:style-name="P7"><text:span text:style-name="T1">5</text:span></text:p>
          </draw:text-box>
        </draw:frame>
        <draw:frame draw:style-name="gr14" draw:text-style-name="P8" draw:layer="layout" svg:width="0.281cm" svg:height="0.319cm" svg:x="2.161cm" svg:y="7.154cm">
          <draw:text-box>
            <text:p text:style-name="P7"><text:span text:style-name="T1">-4</text:span></text:p>
          </draw:text-box>
        </draw:frame>
        <draw:frame draw:style-name="gr14" draw:text-style-name="P8" draw:layer="layout" svg:width="0.281cm" svg:height="0.319cm" svg:x="3.943cm" svg:y="7.154cm">
          <draw:text-box>
            <text:p text:style-name="P7"><text:span text:style-name="T1">0</text:span></text:p>
          </draw:text-box>
        </draw:frame>
        <draw:frame draw:style-name="gr14" draw:text-style-name="P8" draw:layer="layout" svg:width="0.281cm" svg:height="0.319cm" svg:x="5.679cm" svg:y="7.154cm">
          <draw:text-box>
            <text:p text:style-name="P7"><text:span text:style-name="T1">4</text:span></text:p>
          </draw:text-box>
        </draw:frame>
        <draw:frame draw:style-name="gr14" draw:text-style-name="P8" draw:layer="layout" svg:width="0.281cm" svg:height="0.319cm" svg:x="7.415cm" svg:y="7.154cm">
          <draw:text-box>
            <text:p text:style-name="P7"><text:span text:style-name="T1">8</text:span></text:p>
          </draw:text-box>
        </draw:frame>
        <draw:frame draw:style-name="gr16" draw:text-style-name="P9" draw:layer="layout" svg:width="1.818cm" svg:height="0.357cm" svg:x="3.547cm" svg:y="7.492cm">
          <draw:text-box>
            <text:p text:style-name="P7"><text:span text:style-name="T2">PC1 (52.5%)</text:span></text:p>
          </draw:text-box>
        </draw:frame>
        <draw:polygon draw:style-name="gr1" draw:text-style-name="P1" draw:layer="layout" svg:width="4.01cm" svg:height="5.264cm" svg:x="9.603cm" svg:y="0.775cm" svg:viewBox="0 0 4011 5265" draw:points="2366,9 2303,1 2241,0 2178,8 2115,28 2087,43 2053,57 1990,100 1983,106 1927,148 1903,168 1865,197 1819,231 1802,241 1739,274 1703,294 1677,305 1614,333 1571,357 1551,365 1489,393 1444,420 1426,428 1363,465 1342,482 1301,514 1267,545 1238,572 1199,608 1175,627 1119,671 1113,675 1050,707 1008,734 987,743 925,779 900,796 862,818 804,859 799,862 737,891 678,922 674,924 611,940 549,954 486,964 423,975 392,985 360,992 297,1024 269,1048 234,1082 211,1110 174,1173 172,1177 135,1236 109,1293 105,1299 71,1362 50,1425 46,1438 27,1487 12,1550 4,1613 0,1676 0,1739 4,1801 12,1865 23,1928 38,1991 46,2020 51,2054 61,2116 74,2179 89,2242 109,2305 109,2307 119,2368 133,2431 155,2493 172,2527 181,2556 209,2619 234,2658 246,2682 284,2745 297,2763 320,2807 360,2866 362,2870 387,2933 410,2996 418,3059 394,3121 360,3164 339,3184 297,3229 282,3247 247,3310 234,3357 229,3373 218,3435 215,3498 214,3561 211,3624 206,3687 200,3749 196,3812 196,3875 200,3938 212,4001 232,4064 234,4070 249,4126 273,4189 297,4233 304,4252 330,4315 360,4375 361,4378 377,4440 392,4503 411,4566 423,4594 433,4629 458,4692 486,4739 494,4754 531,4817 549,4841 576,4880 611,4919 637,4943 674,4975 728,5006 737,5011 799,5043 862,5065 871,5069 925,5097 987,5125 1003,5131 1050,5159 1113,5187 1130,5194 1175,5220 1238,5244 1301,5256 1311,5257 1363,5265 1426,5262 1446,5257 1489,5251 1551,5233 1614,5200 1622,5194 1677,5157 1702,5131 1739,5083 1750,5069 1787,5006 1802,4972 1819,4943 1851,4880 1865,4854 1896,4817 1927,4787 1982,4754 1990,4751 2053,4728 2112,4692 2115,4690 2178,4645 2195,4629 2241,4579 2251,4566 2293,4503 2303,4481 2326,4440 2352,4378 2366,4339 2379,4315 2417,4252 2429,4238 2477,4189 2491,4178 2554,4126 2617,4088 2651,4064 2679,4046 2742,4002 2744,4001 2805,3949 2815,3938 2856,3875 2867,3852 2890,3812 2930,3749 2992,3702 3015,3687 3055,3668 3118,3636 3139,3624 3180,3604 3242,3561 3243,3561 3306,3517 3328,3498 3368,3462 3394,3435 3431,3391 3446,3373 3488,3310 3494,3299 3528,3247 3556,3185 3557,3184 3594,3121 3618,3059 3619,3056 3653,2996 3676,2933 3682,2917 3706,2870 3730,2807 3744,2757 3750,2745 3778,2682 3798,2619 3807,2585 3822,2556 3850,2493 3870,2435 3872,2431 3907,2368 3930,2305 3932,2296 3959,2242 3979,2179 3991,2116 3995,2086 4003,2054 4011,1991 4011,1928 4002,1865 3995,1840 3988,1801 3970,1739 3942,1676 3932,1655 3920,1613 3907,1550 3898,1487 3893,1425 3885,1362 3870,1312 3867,1299 3838,1236 3807,1198 3778,1173 3744,1149 3682,1126 3619,1119 3556,1122 3494,1127 3431,1129 3368,1128 3306,1124 3243,1118 3196,1110 3180,1106 3118,1086 3055,1070 2992,1057 2932,1048 2930,1047 2867,1032 2805,1018 2742,999 2716,985 2679,954 2655,922 2622,859 2617,820 2615,796 2617,785 2630,734 2653,671 2671,608 2679,568 2687,545 2699,482 2701,420 2692,357 2679,320 2673,294 2648,231 2617,185 2605,168 2554,113 2545,106 2491,62 2450,43 2429,31">
          <text:p/>
        </draw:polygon>
        <draw:polygon draw:style-name="gr2" draw:text-style-name="P1" draw:layer="layout" svg:width="4.347cm" svg:height="5.52cm" svg:x="10.025cm" svg:y="1cm" svg:viewBox="0 0 4348 5521" draw:points="3448,0 3385,5 3381,6 3322,15 3260,34 3197,69 3134,103 3096,132 3072,148 3009,195 2946,229 2899,257 2884,264 2821,294 2779,320 2758,331 2696,370 2677,383 2633,410 2582,446 2570,454 2508,495 2489,509 2445,541 2411,571 2383,601 2353,634 2320,677 2305,697 2260,760 2257,763 2209,823 2195,840 2156,885 2132,913 2099,948 2069,978 2035,1011 2007,1036 1963,1074 1944,1089 1891,1137 1881,1145 1827,1200 1819,1209 1773,1262 1756,1287 1727,1325 1693,1384 1691,1388 1647,1451 1631,1478 1602,1514 1568,1553 1539,1576 1505,1596 1443,1611 1380,1596 1341,1576 1317,1560 1255,1521 1241,1514 1192,1482 1129,1451 1067,1412 1019,1388 1004,1379 941,1345 889,1325 879,1320 815,1296 752,1283 690,1276 627,1275 564,1279 502,1292 439,1317 426,1325 376,1350 329,1388 314,1400 261,1451 251,1461 202,1514 188,1531 150,1576 126,1614 107,1639 74,1702 63,1732 48,1766 29,1829 17,1891 11,1954 6,2017 4,2080 1,2143 0,2192 0,2206 0,2268 0,2285 2,2331 5,2394 11,2457 19,2520 29,2582 43,2645 63,2708 63,2709 75,2771 89,2834 104,2896 120,2959 126,2977 134,3022 152,3085 181,3148 188,3161 210,3210 246,3273 251,3281 275,3336 306,3399 314,3415 328,3462 347,3524 362,3587 369,3650 369,3713 366,3776 363,3839 363,3901 366,3964 375,4027 376,4034 384,4090 400,4153 427,4215 439,4236 459,4278 502,4338 503,4341 543,4404 564,4435 580,4467 606,4529 627,4584 629,4592 640,4655 652,4718 668,4781 690,4837 692,4844 712,4906 746,4969 752,4979 778,5032 815,5085 820,5095 861,5158 879,5179 910,5220 941,5253 974,5283 1004,5308 1067,5346 1129,5384 1192,5408 1196,5409 1255,5438 1317,5462 1348,5472 1380,5487 1443,5510 1505,5520 1568,5521 1631,5514 1693,5503 1756,5484 1781,5472 1819,5458 1881,5418 1892,5409 1944,5363 1959,5346 2007,5285 2008,5283 2053,5220 2069,5191 2091,5158 2122,5095 2132,5070 2153,5032 2179,4969 2195,4925 2205,4906 2240,4844 2257,4815 2288,4781 2320,4752 2366,4718 2383,4709 2445,4677 2481,4655 2508,4642 2570,4600 2580,4592 2633,4547 2649,4529 2696,4476 2704,4467 2757,4404 2758,4402 2816,4341 2821,4336 2880,4278 2884,4275 2943,4215 2946,4212 2999,4153 3009,4137 3043,4090 3072,4029 3073,4027 3110,3964 3134,3913 3142,3901 3185,3839 3197,3819 3232,3776 3260,3738 3283,3713 3322,3671 3346,3650 3385,3622 3434,3587 3448,3579 3510,3543 3537,3524 3573,3503 3624,3462 3636,3453 3692,3399 3698,3392 3746,3336 3761,3314 3791,3273 3823,3210 3824,3208 3860,3148 3886,3085 3886,3083 3922,3022 3949,2960 3950,2959 3990,2896 4012,2853 4025,2834 4063,2771 4074,2750 4104,2708 4136,2645 4137,2643 4174,2582 4198,2520 4200,2513 4225,2457 4243,2394 4256,2331 4262,2287 4268,2268 4283,2206 4296,2143 4308,2080 4318,2017 4325,1961 4327,1954 4339,1891 4346,1829 4348,1766 4347,1702 4343,1639 4337,1576 4329,1514 4325,1485 4322,1451 4314,1388 4300,1325 4277,1262 4262,1234 4249,1200 4217,1137 4200,1111 4180,1074 4137,1014 4135,1011 4092,948 4074,927 4046,885 4012,834 4006,823 3992,760 3988,697 3989,634 3989,571 3984,509 3974,446 3955,383 3949,369 3934,320 3903,257 3886,234 3860,195 3824,154 3800,132 3761,99 3709,69 3698,62 3636,31 3573,14 3519,6 3510,4">
          <text:p/>
        </draw:polygon>
        <draw:polygon draw:style-name="gr3" draw:text-style-name="P1" draw:layer="layout" svg:width="5.174cm" svg:height="4.421cm" svg:x="9.413cm" svg:y="1.577cm" svg:viewBox="0 0 5175 4422" draw:points="2618,29 2555,11 2492,2 2430,0 2367,3 2304,12 2242,28 2179,55 2174,57 2116,76 2054,105 2028,120 1991,136 1928,172 1911,183 1866,207 1811,246 1803,250 1740,294 1722,308 1678,346 1652,371 1615,420 1604,434 1570,497 1554,560 1552,575 1543,623 1536,686 1527,749 1513,812 1490,872 1488,875 1439,938 1427,952 1381,1000 1364,1020 1325,1063 1302,1098 1281,1126 1251,1189 1239,1238 1234,1252 1226,1314 1229,1377 1239,1430 1240,1440 1250,1503 1261,1566 1268,1629 1263,1691 1244,1754 1239,1765 1208,1817 1176,1873 1172,1880 1121,1943 1114,1950 1051,2004 1049,2005 988,2041 950,2068 926,2082 863,2130 862,2131 800,2176 779,2194 738,2221 691,2257 675,2266 612,2309 600,2319 550,2358 524,2382 487,2422 466,2445 424,2500 417,2508 364,2571 362,2573 303,2633 299,2638 244,2696 236,2706 193,2759 174,2792 154,2822 122,2885 111,2912 93,2947 66,3010 49,3064 45,3073 22,3136 8,3199 2,3262 0,3324 3,3387 11,3450 25,3513 46,3576 49,3582 62,3638 82,3701 109,3764 111,3768 133,3827 171,3890 174,3893 215,3952 236,3974 282,4015 299,4029 362,4069 381,4078 424,4103 487,4129 521,4141 550,4156 612,4183 675,4204 676,4204 738,4231 800,4249 863,4261 903,4267 926,4272 988,4283 1051,4289 1114,4294 1176,4298 1239,4304 1302,4309 1364,4312 1427,4314 1490,4312 1552,4307 1615,4298 1678,4282 1718,4267 1740,4262 1803,4246 1866,4226 1928,4204 1991,4194 2054,4185 2179,4171 2242,4162 2304,4148 2326,4141 2367,4133 2430,4112 2490,4078 2492,4077 2555,4042 2592,4015 2618,4000 2680,3958 2689,3952 2743,3927 2806,3894 2817,3890 2868,3877 2931,3872 2994,3880 3031,3890 3056,3900 3119,3931 3169,3952 3181,3960 3244,3997 3284,4015 3307,4030 3369,4064 3400,4078 3432,4098 3495,4129 3524,4141 3558,4162 3621,4193 3644,4204 3684,4228 3746,4258 3771,4267 3809,4286 3872,4310 3934,4324 3961,4329 3997,4341 4060,4357 4122,4370 4185,4381 4248,4390 4260,4392 4310,4404 4373,4415 4436,4422 4498,4422 4561,4413 4621,4392 4624,4392 4686,4365 4735,4329 4749,4320 4808,4267 4812,4263 4869,4204 4874,4197 4921,4141 4937,4115 4962,4078 4994,4015 5000,4001 5025,3952 5047,3890 5062,3827 5062,3822 5077,3764 5088,3701 5098,3638 5111,3576 5125,3513 5148,3450 5163,3387 5171,3324 5175,3262 5175,3199 5172,3136 5166,3073 5156,3010 5139,2947 5125,2911 5118,2885 5096,2822 5063,2759 5062,2757 5035,2696 5000,2642 4995,2633 4957,2571 4937,2545 4912,2508 4874,2463 4860,2445 4812,2396 4797,2382 4749,2339 4725,2319 4686,2286 4647,2257 4624,2237 4569,2194 4561,2187 4500,2131 4498,2129 4447,2068 4436,2055 4403,2005 4373,1965 4360,1943 4319,1880 4310,1867 4284,1817 4248,1764 4242,1754 4208,1691 4185,1657 4171,1629 4133,1566 4122,1551 4097,1503 4060,1451 4053,1440 4011,1377 3997,1361 3966,1314 3934,1277 3915,1252 3872,1202 3860,1189 3809,1137 3798,1126 3746,1080 3723,1063 3684,1031 3636,1000 3621,988 3558,944 3549,938 3495,893 3473,875 3432,834 3411,812 3369,766 3355,749 3307,696 3298,686 3244,628 3239,623 3184,560 3181,557 3140,497 3119,469 3096,434 3056,384 3047,371 2994,309 2993,308 2936,246 2931,241 2868,183 2806,131 2788,120 2743,89 2680,59 2675,57">
          <text:p/>
        </draw:polygon>
        <draw:polygon draw:style-name="gr4" draw:text-style-name="P1" draw:layer="layout" svg:width="5.102cm" svg:height="5.114cm" svg:x="9.97cm" svg:y="1.024cm" svg:viewBox="0 0 5103 5115" draw:points="2437,1 2374,0 2311,15 2265,45 2249,57 2201,108 2186,123 2139,171 2123,185 2072,233 2061,247 2021,296 1998,349 1993,359 1964,422 1935,468 1922,485 1873,525 1845,547 1810,573 1768,610 1747,630 1707,673 1685,696 1647,736 1622,758 1582,799 1559,822 1524,861 1497,903 1481,924 1448,987 1434,1027 1424,1050 1407,1113 1396,1176 1387,1238 1376,1301 1371,1323 1357,1364 1327,1427 1309,1453 1275,1490 1246,1516 1207,1553 1183,1578 1151,1616 1121,1660 1105,1679 1058,1736 1052,1742 995,1784 956,1805 933,1819 870,1851 841,1867 807,1893 774,1930 745,1961 722,1993 682,2055 682,2056 655,2119 637,2182 620,2244 619,2246 587,2307 557,2357 547,2370 506,2433 494,2454 470,2496 437,2558 431,2568 396,2621 369,2666 355,2684 313,2747 306,2760 272,2810 243,2872 243,2873 211,2935 186,2998 181,3011 152,3061 121,3124 118,3131 88,3186 68,3249 58,3312 55,3331 47,3375 31,3438 14,3500 2,3563 0,3626 4,3689 12,3752 17,3815 18,3877 20,3940 30,4003 53,4066 55,4071 83,4129 118,4183 124,4191 170,4254 181,4266 243,4311 256,4317 306,4337 369,4354 431,4368 477,4380 494,4386 557,4415 603,4443 619,4457 668,4505 682,4522 723,4568 745,4593 784,4631 807,4655 856,4694 870,4706 933,4744 964,4757 995,4770 1058,4789 1121,4801 1183,4809 1246,4811 1309,4810 1371,4810 1434,4814 1485,4820 1497,4821 1559,4824 1590,4820 1622,4816 1685,4803 1747,4791 1810,4784 1873,4778 1935,4768 1982,4757 1998,4753 2061,4740 2123,4732 2186,4729 2249,4731 2311,4733 2437,4739 2499,4739 2562,4735 2624,4723 2687,4705 2723,4694 2750,4688 2813,4676 2876,4668 2939,4666 3001,4669 3064,4677 3127,4685 3189,4692 3205,4694 3252,4700 3315,4710 3377,4726 3440,4749 3456,4757 3503,4788 3558,4820 3565,4826 3628,4869 3650,4882 3691,4915 3731,4945 3753,4965 3806,5008 3816,5016 3879,5059 3903,5071 3941,5092 4004,5111 4067,5115 4129,5105 4192,5083 4218,5071 4255,5050 4317,5010 4321,5008 4380,4960 4402,4945 4443,4893 4450,4882 4480,4820 4505,4770 4511,4757 4559,4694 4568,4687 4628,4631 4631,4629 4693,4579 4704,4568 4756,4520 4771,4505 4819,4448 4823,4443 4870,4380 4881,4363 4915,4317 4944,4269 4954,4254 4991,4191 5007,4157 5022,4129 5045,4066 5057,4003 5062,3940 5065,3877 5069,3815 5069,3812 5080,3752 5092,3689 5100,3626 5103,3563 5101,3500 5093,3438 5082,3375 5075,3312 5075,3249 5080,3186 5086,3124 5086,3061 5073,2998 5069,2989 5053,2935 5024,2872 5007,2839 4994,2810 4970,2747 4944,2690 4942,2684 4915,2621 4881,2574 4872,2558 4822,2496 4819,2492 4764,2433 4756,2425 4698,2370 4693,2365 4647,2307 4631,2277 4615,2244 4590,2182 4568,2138 4558,2119 4523,2056 4505,2024 4490,1993 4460,1930 4443,1901 4422,1867 4380,1817 4370,1805 4317,1742 4281,1679 4255,1627 4250,1616 4219,1553 4192,1518 4172,1490 4129,1442 4118,1427 4067,1368 4064,1364 4007,1301 4004,1298 3943,1238 3941,1237 3881,1176 3879,1173 3829,1113 3816,1094 3788,1050 3753,991 3751,987 3716,924 3691,890 3665,861 3628,828 3586,799 3565,784 3506,736 3503,733 3460,673 3440,645 3419,610 3377,561 3365,547 3315,503 3290,485 3252,458 3196,422 3189,417 3127,364 3121,359 3064,300 3061,296 3001,237 2997,233 2939,187 2912,171 2876,147 2813,114 2798,108 2750,82 2687,56 2650,45 2624,36 2562,20 2499,8">
          <text:p/>
        </draw:polygon>
        <draw:polygon draw:style-name="gr5" draw:text-style-name="P1" draw:layer="layout" svg:width="0.083cm" svg:height="0.121cm" svg:x="12.951cm" svg:y="0.825cm" svg:viewBox="0 0 84 122" draw:points="17,119 0,56 19,0 83,54 84,56 83,119 83,120 19,122">
          <text:p/>
        </draw:polygon>
        <draw:polygon draw:style-name="gr5" draw:text-style-name="P1" draw:layer="layout" svg:width="5.046cm" svg:height="4.951cm" svg:x="10.328cm" svg:y="1.247cm" svg:viewBox="0 0 5047 4952" draw:points="3395,0 3333,0 3297,10 3270,19 3207,55 3180,73 3145,105 3098,136 3082,145 3019,160 2957,162 2894,158 2831,148 2773,136 2769,134 2706,103 2643,74 2641,73 2581,43 2518,39 2455,50 2396,73 2393,74 2330,109 2296,136 2266,154 2204,193 2193,199 2141,216 2079,234 2016,254 1994,262 1953,278 1891,316 1877,324 1828,369 1804,387 1765,418 1718,450 1703,459 1640,507 1634,513 1581,576 1577,581 1543,638 1519,701 1515,720 1503,764 1486,827 1459,890 1452,899 1414,953 1389,992 1373,1015 1344,1078 1328,1141 1327,1147 1307,1204 1277,1268 1264,1288 1234,1330 1201,1380 1191,1393 1145,1456 1139,1465 1094,1519 1076,1545 1046,1582 1013,1629 1001,1644 951,1707 888,1764 881,1770 825,1813 803,1833 763,1870 738,1896 700,1940 684,1959 637,2010 626,2021 575,2063 546,2084 512,2106 453,2147 449,2150 387,2206 383,2210 335,2273 324,2288 293,2335 261,2384 252,2398 209,2461 199,2478 166,2524 136,2576 128,2587 92,2649 73,2702 69,2712 48,2775 36,2838 28,2901 21,2963 14,3026 11,3052 5,3089 0,3152 6,3215 11,3231 22,3277 50,3340 73,3381 84,3403 109,3466 128,3529 136,3565 142,3592 156,3654 182,3717 199,3745 215,3780 252,3843 261,3856 296,3906 324,3936 357,3968 387,3994 433,4031 449,4044 512,4093 513,4094 575,4145 591,4157 637,4193 676,4220 700,4237 763,4280 767,4282 825,4324 863,4345 888,4361 951,4387 1013,4402 1048,4408 1076,4414 1139,4427 1201,4437 1264,4440 1327,4437 1389,4430 1452,4426 1515,4429 1577,4436 1640,4442 1703,4446 1765,4453 1828,4470 1829,4471 1891,4504 1952,4534 1953,4534 2016,4560 2079,4577 2141,4590 2174,4597 2204,4604 2266,4621 2330,4636 2393,4649 2453,4659 2455,4660 2518,4670 2581,4678 2643,4687 2706,4704 2750,4722 2769,4731 2831,4765 2871,4785 2894,4796 2957,4822 3019,4839 3082,4846 3145,4844 3207,4837 3270,4829 3333,4825 3395,4836 3416,4848 3458,4880 3496,4911 3521,4925 3583,4947 3646,4952 3709,4949 3771,4941 3834,4932 3897,4922 3953,4911 3959,4909 4022,4895 4085,4876 4147,4852 4156,4848 4210,4807 4232,4785 4262,4722 4273,4694 4287,4659 4318,4597 4335,4534 4335,4533 4347,4471 4363,4408 4389,4345 4398,4330 4435,4282 4461,4258 4501,4220 4523,4201 4568,4157 4586,4138 4621,4094 4649,4049 4659,4031 4691,3968 4711,3913 4715,3906 4743,3843 4765,3780 4774,3754 4791,3717 4821,3654 4837,3621 4854,3592 4883,3529 4899,3472 4902,3466 4924,3403 4948,3340 4962,3311 4979,3277 5004,3215 5018,3152 5025,3105 5027,3089 5037,3026 5044,2963 5047,2901 5045,2838 5037,2775 5025,2722 5023,2712 5012,2649 5003,2587 5001,2524 5006,2461 5014,2398 5021,2335 5023,2273 5016,2210 4994,2147 4962,2094 4957,2084 4927,2021 4903,1959 4899,1947 4886,1896 4858,1833 4837,1804 4804,1770 4774,1745 4711,1710 4706,1707 4649,1671 4620,1644 4586,1609 4569,1582 4529,1519 4523,1511 4493,1456 4461,1410 4450,1393 4401,1330 4398,1327 4353,1268 4335,1244 4310,1204 4273,1141 4247,1078 4211,1015 4210,1014 4162,953 4147,936 4106,890 4085,862 4060,827 4022,775 4013,764 3959,705 3955,701 3897,645 3888,638 3836,576 3834,563 3813,513 3822,450 3771,394 3722,450 3709,472 3680,513 3646,523 3583,514 3582,513 3541,450 3528,387 3536,324 3542,262 3539,199 3526,136 3521,118 3502,73 3458,24 3428,10">
          <text:p/>
        </draw:polygon>
        <draw:path draw:style-name="gr6" draw:text-style-name="P2" draw:layer="layout" svg:width="0.251cm" svg:height="0.25cm" svg:x="11.298cm" svg:y="3.203cm" svg:viewBox="0 0 252 251" svg:d="M252 125c0 168-252 168-252 0 0-167 252-167 252 0z">
          <text:p/>
        </draw:path>
        <draw:path draw:style-name="gr7" draw:text-style-name="P1" draw:layer="layout" svg:width="0.251cm" svg:height="0.25cm" svg:x="11.298cm" svg:y="3.203cm" svg:viewBox="0 0 252 251" svg:d="M252 125c0 168-252 168-252 0 0-167 252-167 252 0z">
          <text:p/>
        </draw:path>
        <draw:path draw:style-name="gr8" draw:text-style-name="P3" draw:layer="layout" svg:width="0.251cm" svg:height="0.251cm" svg:x="12.106cm" svg:y="3.65cm" svg:viewBox="0 0 252 252" svg:d="M252 126c0 168-252 168-252 0s252-168 252 0z">
          <text:p/>
        </draw:path>
        <draw:path draw:style-name="gr7" draw:text-style-name="P1" draw:layer="layout" svg:width="0.251cm" svg:height="0.251cm" svg:x="12.106cm" svg:y="3.65cm" svg:viewBox="0 0 252 252" svg:d="M252 126c0 168-252 168-252 0s252-168 252 0z">
          <text:p/>
        </draw:path>
        <draw:path draw:style-name="gr9" draw:text-style-name="P4" draw:layer="layout" svg:width="0.251cm" svg:height="0.25cm" svg:x="11.995cm" svg:y="4.064cm" svg:viewBox="0 0 252 251" svg:d="M252 126c0 167-252 167-252 0 0-168 252-168 252 0z">
          <text:p/>
        </draw:path>
        <draw:path draw:style-name="gr7" draw:text-style-name="P1" draw:layer="layout" svg:width="0.251cm" svg:height="0.25cm" svg:x="11.995cm" svg:y="4.064cm" svg:viewBox="0 0 252 251" svg:d="M252 126c0 167-252 167-252 0 0-168 252-168 252 0z">
          <text:p/>
        </draw:path>
        <draw:path draw:style-name="gr10" draw:text-style-name="P5" draw:layer="layout" svg:width="0.251cm" svg:height="0.251cm" svg:x="12.557cm" svg:y="3.829cm" svg:viewBox="0 0 252 252" svg:d="M252 127c0 167-252 167-252 0 0-169 252-169 252 0z">
          <text:p/>
        </draw:path>
        <draw:path draw:style-name="gr7" draw:text-style-name="P1" draw:layer="layout" svg:width="0.251cm" svg:height="0.251cm" svg:x="12.557cm" svg:y="3.829cm" svg:viewBox="0 0 252 252" svg:d="M252 127c0 167-252 167-252 0 0-169 252-169 252 0z">
          <text:p/>
        </draw:path>
        <draw:path draw:style-name="gr11" draw:text-style-name="P6" draw:layer="layout" svg:width="0.25cm" svg:height="0.251cm" svg:x="12.911cm" svg:y="3.801cm" svg:viewBox="0 0 251 252" svg:d="M251 126c0 168-251 168-251 0s251-168 251 0z">
          <text:p/>
        </draw:path>
        <draw:path draw:style-name="gr7" draw:text-style-name="P1" draw:layer="layout" svg:width="0.25cm" svg:height="0.251cm" svg:x="12.911cm" svg:y="3.801cm" svg:viewBox="0 0 251 252" svg:d="M251 126c0 168-251 168-251 0s251-168 251 0z">
          <text:p/>
        </draw:path>
        <draw:path draw:style-name="gr7" draw:text-style-name="P1" draw:layer="layout" svg:width="0.251cm" svg:height="0.25cm" svg:x="11.298cm" svg:y="3.203cm" svg:viewBox="0 0 252 251" svg:d="M252 125c0 168-252 168-252 0 0-167 252-167 252 0z">
          <text:p/>
        </draw:path>
        <draw:line draw:style-name="gr7" draw:text-style-name="P1" draw:layer="layout" svg:x1="11.298cm" svg:y1="3.328cm" svg:x2="11.549cm" svg:y2="3.328cm">
          <text:p/>
        </draw:line>
        <draw:line draw:style-name="gr7" draw:text-style-name="P1" draw:layer="layout" svg:x1="11.423cm" svg:y1="3.454cm" svg:x2="11.423cm" svg:y2="3.203cm">
          <text:p/>
        </draw:line>
        <draw:path draw:style-name="gr7" draw:text-style-name="P1" draw:layer="layout" svg:width="0.251cm" svg:height="0.251cm" svg:x="12.106cm" svg:y="3.65cm" svg:viewBox="0 0 252 252" svg:d="M252 126c0 168-252 168-252 0s252-168 252 0z">
          <text:p/>
        </draw:path>
        <draw:line draw:style-name="gr7" draw:text-style-name="P1" draw:layer="layout" svg:x1="12.106cm" svg:y1="3.775cm" svg:x2="12.357cm" svg:y2="3.775cm">
          <text:p/>
        </draw:line>
        <draw:line draw:style-name="gr7" draw:text-style-name="P1" draw:layer="layout" svg:x1="12.232cm" svg:y1="3.901cm" svg:x2="12.232cm" svg:y2="3.65cm">
          <text:p/>
        </draw:line>
        <draw:path draw:style-name="gr7" draw:text-style-name="P1" draw:layer="layout" svg:width="0.251cm" svg:height="0.25cm" svg:x="11.995cm" svg:y="4.064cm" svg:viewBox="0 0 252 251" svg:d="M252 126c0 167-252 167-252 0 0-168 252-168 252 0z">
          <text:p/>
        </draw:path>
        <draw:line draw:style-name="gr7" draw:text-style-name="P1" draw:layer="layout" svg:x1="11.995cm" svg:y1="4.189cm" svg:x2="12.246cm" svg:y2="4.189cm">
          <text:p/>
        </draw:line>
        <draw:line draw:style-name="gr7" draw:text-style-name="P1" draw:layer="layout" svg:x1="12.12cm" svg:y1="4.314cm" svg:x2="12.12cm" svg:y2="4.064cm">
          <text:p/>
        </draw:line>
        <draw:path draw:style-name="gr7" draw:text-style-name="P1" draw:layer="layout" svg:width="0.251cm" svg:height="0.251cm" svg:x="12.557cm" svg:y="3.829cm" svg:viewBox="0 0 252 252" svg:d="M252 127c0 167-252 167-252 0 0-169 252-169 252 0z">
          <text:p/>
        </draw:path>
        <draw:line draw:style-name="gr7" draw:text-style-name="P1" draw:layer="layout" svg:x1="12.557cm" svg:y1="3.955cm" svg:x2="12.808cm" svg:y2="3.955cm">
          <text:p/>
        </draw:line>
        <draw:line draw:style-name="gr7" draw:text-style-name="P1" draw:layer="layout" svg:x1="12.682cm" svg:y1="4.08cm" svg:x2="12.682cm" svg:y2="3.829cm">
          <text:p/>
        </draw:line>
        <draw:path draw:style-name="gr7" draw:text-style-name="P1" draw:layer="layout" svg:width="0.25cm" svg:height="0.251cm" svg:x="12.911cm" svg:y="3.801cm" svg:viewBox="0 0 251 252" svg:d="M251 126c0 168-251 168-251 0s251-168 251 0z">
          <text:p/>
        </draw:path>
        <draw:line draw:style-name="gr7" draw:text-style-name="P1" draw:layer="layout" svg:x1="12.911cm" svg:y1="3.926cm" svg:x2="13.161cm" svg:y2="3.926cm">
          <text:p/>
        </draw:line>
        <draw:line draw:style-name="gr7" draw:text-style-name="P1" draw:layer="layout" svg:x1="13.036cm" svg:y1="4.052cm" svg:x2="13.036cm" svg:y2="3.801cm">
          <text:p/>
        </draw:line>
        <draw:line draw:style-name="gr12" draw:text-style-name="P1" draw:layer="layout" svg:x1="8.963cm" svg:y1="7.033cm" svg:x2="8.963cm" svg:y2="0.193cm">
          <text:p/>
        </draw:line>
        <draw:frame draw:style-name="gr16" draw:text-style-name="P9" draw:layer="layout" svg:width="1.818cm" svg:height="0.357cm" draw:transform="rotate (1.5707963267949) translate (0.133cm 4.522cm)">
          <draw:text-box>
            <text:p text:style-name="P7"><text:span text:style-name="T2">PC2 (36.2%)</text:span></text:p>
          </draw:text-box>
        </draw:frame>
        <draw:frame draw:style-name="gr14" draw:text-style-name="P8" draw:layer="layout" svg:width="0.281cm" svg:height="0.319cm" svg:x="8.539cm" svg:y="5.68cm">
          <draw:text-box>
            <text:p text:style-name="P7"><text:span text:style-name="T1">-2</text:span></text:p>
          </draw:text-box>
        </draw:frame>
        <draw:frame draw:style-name="gr14" draw:text-style-name="P8" draw:layer="layout" svg:width="0.281cm" svg:height="0.319cm" svg:x="8.633cm" svg:y="3.903cm">
          <draw:text-box>
            <text:p text:style-name="P7"><text:span text:style-name="T1">0</text:span></text:p>
          </draw:text-box>
        </draw:frame>
        <draw:frame draw:style-name="gr14" draw:text-style-name="P8" draw:layer="layout" svg:width="0.281cm" svg:height="0.319cm" svg:x="8.633cm" svg:y="2.126cm">
          <draw:text-box>
            <text:p text:style-name="P7"><text:span text:style-name="T1">2</text:span></text:p>
          </draw:text-box>
        </draw:frame>
        <draw:line draw:style-name="gr15" draw:text-style-name="P1" draw:layer="layout" svg:x1="8.867cm" svg:y1="5.834cm" svg:x2="8.963cm" svg:y2="5.834cm">
          <text:p/>
        </draw:line>
        <draw:line draw:style-name="gr15" draw:text-style-name="P1" draw:layer="layout" svg:x1="8.867cm" svg:y1="4.057cm" svg:x2="8.963cm" svg:y2="4.057cm">
          <text:p/>
        </draw:line>
        <draw:line draw:style-name="gr15" draw:text-style-name="P1" draw:layer="layout" svg:x1="8.867cm" svg:y1="2.28cm" svg:x2="8.963cm" svg:y2="2.28cm">
          <text:p/>
        </draw:line>
        <draw:line draw:style-name="gr15" draw:text-style-name="P1" draw:layer="layout" svg:x1="8.867cm" svg:y1="0.504cm" svg:x2="8.963cm" svg:y2="0.504cm">
          <text:p/>
        </draw:line>
        <draw:line draw:style-name="gr12" draw:text-style-name="P1" draw:layer="layout" svg:x1="8.963cm" svg:y1="7.033cm" svg:x2="15.787cm" svg:y2="7.033cm">
          <text:p/>
        </draw:line>
        <draw:line draw:style-name="gr15" draw:text-style-name="P1" draw:layer="layout" svg:x1="10.343cm" svg:y1="7.129cm" svg:x2="10.343cm" svg:y2="7.033cm">
          <text:p/>
        </draw:line>
        <draw:line draw:style-name="gr15" draw:text-style-name="P1" draw:layer="layout" svg:x1="12.054cm" svg:y1="7.129cm" svg:x2="12.054cm" svg:y2="7.033cm">
          <text:p/>
        </draw:line>
        <draw:line draw:style-name="gr15" draw:text-style-name="P1" draw:layer="layout" svg:x1="13.766cm" svg:y1="7.129cm" svg:x2="13.766cm" svg:y2="7.033cm">
          <text:p/>
        </draw:line>
        <draw:line draw:style-name="gr15" draw:text-style-name="P1" draw:layer="layout" svg:x1="15.477cm" svg:y1="7.129cm" svg:x2="15.477cm" svg:y2="7.033cm">
          <text:p/>
        </draw:line>
        <draw:frame draw:style-name="gr14" draw:text-style-name="P8" draw:layer="layout" svg:width="0.281cm" svg:height="0.319cm" svg:x="8.633cm" svg:y="0.35cm">
          <draw:text-box>
            <text:p text:style-name="P7"><text:span text:style-name="T1">4</text:span></text:p>
          </draw:text-box>
        </draw:frame>
        <draw:frame draw:style-name="gr14" draw:text-style-name="P8" draw:layer="layout" svg:width="0.281cm" svg:height="0.319cm" svg:x="10.218cm" svg:y="7.154cm">
          <draw:text-box>
            <text:p text:style-name="P7"><text:span text:style-name="T1">-4</text:span></text:p>
          </draw:text-box>
        </draw:frame>
        <draw:frame draw:style-name="gr14" draw:text-style-name="P8" draw:layer="layout" svg:width="0.281cm" svg:height="0.319cm" svg:x="11.976cm" svg:y="7.154cm">
          <draw:text-box>
            <text:p text:style-name="P7"><text:span text:style-name="T1">0</text:span></text:p>
          </draw:text-box>
        </draw:frame>
        <draw:frame draw:style-name="gr14" draw:text-style-name="P8" draw:layer="layout" svg:width="0.281cm" svg:height="0.319cm" svg:x="13.688cm" svg:y="7.154cm">
          <draw:text-box>
            <text:p text:style-name="P7"><text:span text:style-name="T1">4</text:span></text:p>
          </draw:text-box>
        </draw:frame>
        <draw:frame draw:style-name="gr14" draw:text-style-name="P8" draw:layer="layout" svg:width="0.281cm" svg:height="0.319cm" svg:x="15.399cm" svg:y="7.154cm">
          <draw:text-box>
            <text:p text:style-name="P7"><text:span text:style-name="T1">8</text:span></text:p>
          </draw:text-box>
        </draw:frame>
        <draw:frame draw:style-name="gr16" draw:text-style-name="P9" draw:layer="layout" svg:width="1.818cm" svg:height="0.357cm" svg:x="11.467cm" svg:y="7.492cm">
          <draw:text-box>
            <text:p text:style-name="P7"><text:span text:style-name="T2">PC1 (52.5%)</text:span></text:p>
          </draw:text-box>
        </draw:frame>
        <draw:frame draw:style-name="gr17" draw:text-style-name="P9" draw:layer="layout" svg:width="1.64cm" svg:height="0.357cm" draw:transform="rotate (1.5707963267949) translate (8.124cm 4.434cm)">
          <draw:text-box>
            <text:p text:style-name="P7"><text:span text:style-name="T2">PC3 (7.3%)</text:span></text:p>
          </draw:text-box>
        </draw:frame>
      </draw:page>
      <draw:page draw:name="page2" draw:style-name="dp1" draw:master-page-name="master-page3">
        <draw:polygon draw:style-name="gr1" draw:text-style-name="P1" draw:layer="layout" svg:width="3.961cm" svg:height="4.088cm" svg:x="1.596cm" svg:y="0.862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3"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4" draw:text-style-name="P1" draw:layer="layout" svg:width="5.001cm" svg:height="5.858cm" svg:x="2.035cm" svg:y="0.855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6" draw:text-style-name="P2" draw:layer="layout" svg:width="0.251cm" svg:height="0.25cm" svg:x="3.266cm" svg:y="2.522cm" svg:viewBox="0 0 252 251" svg:d="M252 126c0 167-252 167-252 0 0-168 252-168 252 0z">
          <text:p/>
        </draw:path>
        <draw:path draw:style-name="gr7" draw:text-style-name="P1" draw:layer="layout" svg:width="0.251cm" svg:height="0.25cm" svg:x="3.266cm" svg:y="2.522cm" svg:viewBox="0 0 252 251" svg:d="M252 126c0 167-252 167-252 0 0-168 252-168 252 0z">
          <text:p/>
        </draw:path>
        <draw:path draw:style-name="gr9" draw:text-style-name="P4" draw:layer="layout" svg:width="0.251cm" svg:height="0.252cm" svg:x="3.973cm" svg:y="2.847cm" svg:viewBox="0 0 252 253" svg:d="M252 127c0 168-252 168-252 0 0-169 252-169 252 0z">
          <text:p/>
        </draw:path>
        <draw:path draw:style-name="gr7" draw:text-style-name="P1" draw:layer="layout" svg:width="0.251cm" svg:height="0.252cm" svg:x="3.973cm" svg:y="2.847cm" svg:viewBox="0 0 252 253" svg:d="M252 127c0 168-252 168-252 0 0-169 252-169 252 0z">
          <text:p/>
        </draw:path>
        <draw:path draw:style-name="gr10" draw:text-style-name="P5" draw:layer="layout" svg:width="0.251cm" svg:height="0.25cm" svg:x="4.543cm" svg:y="2.806cm" svg:viewBox="0 0 252 251" svg:d="M252 126c0 167-252 167-252 0 0-168 252-168 252 0z">
          <text:p/>
        </draw:path>
        <draw:path draw:style-name="gr7" draw:text-style-name="P1" draw:layer="layout" svg:width="0.251cm" svg:height="0.25cm" svg:x="4.543cm" svg:y="2.806cm" svg:viewBox="0 0 252 251" svg:d="M252 126c0 167-252 167-252 0 0-168 252-168 252 0z">
          <text:p/>
        </draw:path>
        <draw:path draw:style-name="gr7" draw:text-style-name="P1" draw:layer="layout" svg:width="0.251cm" svg:height="0.25cm" svg:x="3.266cm" svg:y="2.522cm" svg:viewBox="0 0 252 251" svg:d="M252 126c0 167-252 167-252 0 0-168 252-168 252 0z">
          <text:p/>
        </draw:path>
        <draw:line draw:style-name="gr7" draw:text-style-name="P1" draw:layer="layout" svg:x1="3.266cm" svg:y1="2.647cm" svg:x2="3.517cm" svg:y2="2.647cm">
          <text:p/>
        </draw:line>
        <draw:line draw:style-name="gr7" draw:text-style-name="P1" draw:layer="layout" svg:x1="3.391cm" svg:y1="2.772cm" svg:x2="3.391cm" svg:y2="2.522cm">
          <text:p/>
        </draw:line>
        <draw:path draw:style-name="gr7" draw:text-style-name="P1" draw:layer="layout" svg:width="0.251cm" svg:height="0.252cm" svg:x="3.973cm" svg:y="2.847cm" svg:viewBox="0 0 252 253" svg:d="M252 127c0 168-252 168-252 0 0-169 252-169 252 0z">
          <text:p/>
        </draw:path>
        <draw:line draw:style-name="gr7" draw:text-style-name="P1" draw:layer="layout" svg:x1="3.973cm" svg:y1="2.973cm" svg:x2="4.224cm" svg:y2="2.973cm">
          <text:p/>
        </draw:line>
        <draw:line draw:style-name="gr7" draw:text-style-name="P1" draw:layer="layout" svg:x1="4.098cm" svg:y1="3.098cm" svg:x2="4.098cm" svg:y2="2.847cm">
          <text:p/>
        </draw:line>
        <draw:path draw:style-name="gr7" draw:text-style-name="P1" draw:layer="layout" svg:width="0.251cm" svg:height="0.25cm" svg:x="4.543cm" svg:y="2.806cm" svg:viewBox="0 0 252 251" svg:d="M252 126c0 167-252 167-252 0 0-168 252-168 252 0z">
          <text:p/>
        </draw:path>
        <draw:line draw:style-name="gr7" draw:text-style-name="P1" draw:layer="layout" svg:x1="4.543cm" svg:y1="2.932cm" svg:x2="4.794cm" svg:y2="2.932cm">
          <text:p/>
        </draw:line>
        <draw:line draw:style-name="gr7" draw:text-style-name="P1" draw:layer="layout" svg:x1="4.668cm" svg:y1="3.057cm" svg:x2="4.668cm" svg:y2="2.806cm">
          <text:p/>
        </draw:line>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age>
      <draw:page draw:name="page3" draw:style-name="dp1" draw:master-page-name="master-page3">
        <draw:path draw:style-name="gr18" draw:text-style-name="P10" draw:layer="layout" svg:width="4.252cm" svg:height="5.82cm" svg:x="2.765cm" svg:y="0.874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3"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4" draw:text-style-name="P1" draw:layer="layout" svg:width="5.001cm" svg:height="5.858cm" svg:x="2.035cm" svg:y="0.855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age>
      <draw:page draw:name="page4" draw:style-name="dp1" draw:master-page-name="master-page3">
        <draw:path draw:style-name="gr19" draw:text-style-name="P11" draw:layer="layout" svg:width="3.601cm" svg:height="4.124cm" svg:x="1.695cm" svg:y="0.844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ath draw:style-name="gr19" draw:text-style-name="P11" draw:layer="layout" svg:width="3.998cm" svg:height="3.682cm" svg:x="1.578cm" svg:y="1.211cm" svg:viewBox="0 0 3999 3683" svg:d="M1657 3675c-1-1-2-2-2-3l-10-10-58-60c-1 0-2-1-3-2l-2-1-60-51-17-15-44-40-27-29-33-38-23-30-38-58-5-10-39-69-16-36v-1l-17-33-34-69-10-21v-1c-1 0-1 0-1 0l-30-49-32-52c0-1 0-1 0-1l-12-17c-1-1-1-1-1-2l-49-58c-1 0-1 0-1 0l-11-12c0-1-1-1-2-2l-50-42-34-28-1-1-28-19-57-47v-1c-1-1-2-2-3-4l-61-53-13-13-47-52-14-16-47-63v-1l-5-5-50-69-5-7c-1-1-1-1-1-1l-52-63v-1l-10-11-47-57-13-18-36-51-25-44-14-24-34-69-13-28c0-1 0-1 0-1l-21-41-36-70v-1l-4-7c-1 0-1-1-1-1l-42-62-20-28c-1-1-1-1-1-1l-34-42c0-1-1-1-1-1l-27-29-38-41v-1l-23-23-44-45-17-21-12-14-6-18-15-49-8-19c-1-1-1-1-1-2l-23-69c0-1-1-2-1-3l-12-70v-1l-6-70v-1l-4-68-6-70-1-11-10-58v-1l-6-69c0-1 0-1 0-2 0 0 0-1 0-2l7-70c0-1 0-2 1-3l9-28 7-40c1-1 1-3 1-4l29-69c1-1 1-1 1-2 1 0 1 0 1 0l24-39 18-31c0-1 0-1 1-2l44-57 9-13c1-1 1-1 2-2l51-58v-1l11-10 50-55v-1l15-15 47-48c0-1 0-1 0-1l20-20h1l41-40c0 0 0-1 1-1l35-30 26-23c1-1 1-1 2-2l61-43v-1c1 0 2-1 2-1l56-42 19-5 61-11 59-9 60-4 60 2 59 8 60 13 47 11c1 0 1 0 1 1l16 3h1l61 8h1l61 5h1l62 2 61 2 60 3 62 4 61 5h1l62 3h1l61-1c0 0 1 0 2 0l61-7 62-9h1l61-11v-1l36-7c1 0 1 0 2 0l25-8 61-18 60-15 62-11 61-11 30-5c0-1 1-1 2-1l31-9 61-17 61-14 61-14 62-14h1l6-2c1 0 1 0 2-1l54-22 60-21 61-18 33-7c1 0 2 0 3 0l26-10 61-17 59-10 60-8 62-4 60-3h61 61l61 1 61 1h1 62l61-2c1 0 1 0 2 0l62-7 60-10c2 0 4-1 6-1l59-21 62-19 60-16 59-12 9-1c1 0 2 0 2-1l50-10 8 6c1 1 2 1 2 2l41 40c1 0 1 0 1 1l20 21c0 0 1 0 1 1l40 49 1 1 22 33 23 36c0 1 0 1 1 1v1l37 70 1 2 38 66c0 1 1 2 1 3l22 66c0 0 0 1 1 1 0 2 1 3 1 5l17 70c1 1 1 3 1 4v70c0 1 0 2 0 4l-12 69c0 0-1 1-1 2l-6 17-10 51c0 1-1 1-1 1l-19 69v1l-22 70-8 33-7 35-8 68-5 70-8 70c0 1 0 1 0 2l-12 69-1 1-17 70-4 15-11 54c-1 1-1 2-1 2l-23 69c0 1-1 2-1 3l-27 50-7 19c-1 0-1 0-1 0l-33 70c0 1 0 1 0 1l-20 36-12 31c-1 1-1 1-1 1l-34 70c0 1 0 1 0 2-1 0-1 0-1 0l-15 23-25 46v1c-1 0-1 1-2 2l-35 45-20 24-41 50-1 1-17 19-42 60-2 5-28 69v1l-30 70-29 69c-1 1-1 2-1 3-1 0-1 0-1 0l-32 51c0 1 0 1-1 1l-13 18v1l-49 61-1 1-8 9-53 58-1 1-13 12-49 47c0 0-1 1-2 1l-31 22c0 1 0 1 0 1l-30 20c-1 0-1 0-1 0-1 1-1 1-2 1l-61 29-1 1-57 21-5 2-61 23c-1 0-1 0-2 0l-61 16-61 15-36 13-20 11-59 47-7 7-54 61-8 9-53 53c-1 1-2 1-2 2l-22 17-40 32c-1 0-1 1-2 1l-61 34c-1 1-3 2-4 2l-7 2-51 26c-2 1-3 1-5 2l-62 12c-1 0-2 0-3 0s-1 0-1 0l-61-3c-2 0-3 0-4-1l-61-15c-1 0-2 0-3-1l-43-19-16-4h-1l-61-20c-1 0-1 0-1 0l-61-23-58-19-49 2-36 53-5 63 4 69v1l3 69 1 70c0 1 0 1 0 1l-3 69v1l-6 70v1l-10 70c0 2-1 4-2 5l-8 64c0 0 0 1-1 2l-17 70c0 1 0 2-1 3l-32 70c0 1 0 1 0 2-1 0-1 1-2 1l-2 4-40 64c0 1-1 2-2 3l-21 23c-1 1-1 1-2 2l-41 31z">
          <text:p/>
        </draw:path>
        <draw:polygon draw:style-name="gr1" draw:text-style-name="P1" draw:layer="layout" svg:width="3.961cm" svg:height="4.088cm" svg:x="1.596cm" svg:y="0.862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0"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age>
      <draw:page draw:name="page5" draw:style-name="dp1" draw:master-page-name="master-page3">
        <draw:path draw:style-name="gr19" draw:text-style-name="P11" draw:layer="layout" svg:width="3.601cm" svg:height="4.124cm" svg:x="1.695cm" svg:y="0.844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ath draw:style-name="gr19" draw:text-style-name="P11" draw:layer="layout" svg:width="3.998cm" svg:height="3.682cm" svg:x="1.578cm" svg:y="1.211cm" svg:viewBox="0 0 3999 3683" svg:d="M1657 3675c-1-1-2-2-2-3l-10-10-58-60c-1 0-2-1-3-2l-2-1-60-51-17-15-44-40-27-29-33-38-23-30-38-58-5-10-39-69-16-36v-1l-17-33-34-69-10-21v-1c-1 0-1 0-1 0l-30-49-32-52c0-1 0-1 0-1l-12-17c-1-1-1-1-1-2l-49-58c-1 0-1 0-1 0l-11-12c0-1-1-1-2-2l-50-42-34-28-1-1-28-19-57-47v-1c-1-1-2-2-3-4l-61-53-13-13-47-52-14-16-47-63v-1l-5-5-50-69-5-7c-1-1-1-1-1-1l-52-63v-1l-10-11-47-57-13-18-36-51-25-44-14-24-34-69-13-28c0-1 0-1 0-1l-21-41-36-70v-1l-4-7c-1 0-1-1-1-1l-42-62-20-28c-1-1-1-1-1-1l-34-42c0-1-1-1-1-1l-27-29-38-41v-1l-23-23-44-45-17-21-12-14-6-18-15-49-8-19c-1-1-1-1-1-2l-23-69c0-1-1-2-1-3l-12-70v-1l-6-70v-1l-4-68-6-70-1-11-10-58v-1l-6-69c0-1 0-1 0-2 0 0 0-1 0-2l7-70c0-1 0-2 1-3l9-28 7-40c1-1 1-3 1-4l29-69c1-1 1-1 1-2 1 0 1 0 1 0l24-39 18-31c0-1 0-1 1-2l44-57 9-13c1-1 1-1 2-2l51-58v-1l11-10 50-55v-1l15-15 47-48c0-1 0-1 0-1l20-20h1l41-40c0 0 0-1 1-1l35-30 26-23c1-1 1-1 2-2l61-43v-1c1 0 2-1 2-1l56-42 19-5 61-11 59-9 60-4 60 2 59 8 60 13 47 11c1 0 1 0 1 1l16 3h1l61 8h1l61 5h1l62 2 61 2 60 3 62 4 61 5h1l62 3h1l61-1c0 0 1 0 2 0l61-7 62-9h1l61-11v-1l36-7c1 0 1 0 2 0l25-8 61-18 60-15 62-11 61-11 30-5c0-1 1-1 2-1l31-9 61-17 61-14 61-14 62-14h1l6-2c1 0 1 0 2-1l54-22 60-21 61-18 33-7c1 0 2 0 3 0l26-10 61-17 59-10 60-8 62-4 60-3h61 61l61 1 61 1h1 62l61-2c1 0 1 0 2 0l62-7 60-10c2 0 4-1 6-1l59-21 62-19 60-16 59-12 9-1c1 0 2 0 2-1l50-10 8 6c1 1 2 1 2 2l41 40c1 0 1 0 1 1l20 21c0 0 1 0 1 1l40 49 1 1 22 33 23 36c0 1 0 1 1 1v1l37 70 1 2 38 66c0 1 1 2 1 3l22 66c0 0 0 1 1 1 0 2 1 3 1 5l17 70c1 1 1 3 1 4v70c0 1 0 2 0 4l-12 69c0 0-1 1-1 2l-6 17-10 51c0 1-1 1-1 1l-19 69v1l-22 70-8 33-7 35-8 68-5 70-8 70c0 1 0 1 0 2l-12 69-1 1-17 70-4 15-11 54c-1 1-1 2-1 2l-23 69c0 1-1 2-1 3l-27 50-7 19c-1 0-1 0-1 0l-33 70c0 1 0 1 0 1l-20 36-12 31c-1 1-1 1-1 1l-34 70c0 1 0 1 0 2-1 0-1 0-1 0l-15 23-25 46v1c-1 0-1 1-2 2l-35 45-20 24-41 50-1 1-17 19-42 60-2 5-28 69v1l-30 70-29 69c-1 1-1 2-1 3-1 0-1 0-1 0l-32 51c0 1 0 1-1 1l-13 18v1l-49 61-1 1-8 9-53 58-1 1-13 12-49 47c0 0-1 1-2 1l-31 22c0 1 0 1 0 1l-30 20c-1 0-1 0-1 0-1 1-1 1-2 1l-61 29-1 1-57 21-5 2-61 23c-1 0-1 0-2 0l-61 16-61 15-36 13-20 11-59 47-7 7-54 61-8 9-53 53c-1 1-2 1-2 2l-22 17-40 32c-1 0-1 1-2 1l-61 34c-1 1-3 2-4 2l-7 2-51 26c-2 1-3 1-5 2l-62 12c-1 0-2 0-3 0s-1 0-1 0l-61-3c-2 0-3 0-4-1l-61-15c-1 0-2 0-3-1l-43-19-16-4h-1l-61-20c-1 0-1 0-1 0l-61-23-58-19-49 2-36 53-5 63 4 69v1l3 69 1 70c0 1 0 1 0 1l-3 69v1l-6 70v1l-10 70c0 2-1 4-2 5l-8 64c0 0 0 1-1 2l-17 70c0 1 0 2-1 3l-32 70c0 1 0 1 0 2-1 0-1 1-2 1l-2 4-40 64c0 1-1 2-2 3l-21 23c-1 1-1 1-2 2l-41 31z">
          <text:p/>
        </draw:path>
        <draw:polygon draw:style-name="gr21" draw:text-style-name="P1" draw:layer="layout" svg:width="3.961cm" svg:height="4.088cm" svg:x="1.596cm" svg:y="0.862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ath draw:style-name="gr18" draw:text-style-name="P10" draw:layer="layout" svg:width="4.252cm" svg:height="5.82cm" svg:x="2.765cm" svg:y="0.875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0"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2" draw:text-style-name="P1" draw:layer="layout" svg:width="5.001cm" svg:height="5.858cm" svg:x="2.035cm" svg:y="0.856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ge>
      <draw:page draw:name="page6" draw:style-name="dp1" draw:master-page-name="master-page3">
        <draw:path draw:style-name="gr23" draw:text-style-name="P12" draw:layer="layout" svg:width="3.998cm" svg:height="4.125cm" svg:x="1.577cm" svg:y="0.844cm" svg:viewBox="0 0 3999 4126" svg:d="M2738 11l-61-8c-1 0-1 0-2 0l-62-3c-1 0-1 0-1 0l-61 2h-1l-62 4-61 4-60 3-62 2h-1l-61 4h-1l-61 8c-1 0-1 0-2 1l-62 16c-1 0-2 0-3 1l-40 17-19 6c0 0-1 0-2 0l-61 26c0 1-1 1-2 1 0 1 0 1-1 1l-56 37-4 2-59 22-62 23h-1l-47 21-11 3-61 17c-1 0-2 0-2 0l-62 25c-1 1-2 1-3 1 0 1 0 1 0 1l-39 24-19 6h-1l-61 25c0 1-1 1-2 1v1l-61 35h-1l-57 19c-1 0-1 0-1 0l-62 24c0 0-1 0-1 1l-57 25h-1l-61 14v1l-62 15c0 0-1 0-2 0l-61 21c0 0-1 0-1 1l-42 19-16 5c-1 0-1 0-1 0l-62 20c-1 0-2 1-3 1l-61 32h-1c0 1 0 1-1 1l-17 11-41 20c-1 0-1 0-2 0 0 1 0 1 0 1l-62 38c-1 0-1 0-1 0l-16 12-43 21h-1c0 1 0 1 0 1l-61 38h-1l-13 9-47 25h-1c0 1-1 1-2 2l-59 44c0 0-1 1-2 1v1l-61 43c-1 1-1 1-2 2l-26 24-35 29c-1 1-1 1-1 1l-41 40h-1l-20 20c0 1 0 1 0 1l-47 49-15 14c0 1 0 1 0 1l-50 55-11 10c0 1 0 1 0 1l-51 58c-1 1-1 1-2 2l-9 13-44 57c-1 1-1 2-1 2l-18 31-24 39h-1c0 1 0 2-1 2l-29 69c0 1 0 3-1 4l-7 40-9 28c-1 1-1 2-1 4l-7 70c0 0 0 1 0 2v1l6 69c0 1 0 1 0 2l10 57 1 11 6 70 4 69 6 70c0 1 0 1 0 2l12 70c0 1 1 1 1 2l23 69c0 1 0 2 1 2l8 19 15 49 23 70v1l24 64v2l10 68 5 69-3 68-3 70v1l3 70c0 1 0 1 0 2l9 69v1l13 69 9 69 1 67-3 70v1l3 70c0 1 0 2 0 3l14 69c1 2 1 3 2 5l1 2 19 65c0 1 1 2 1 4l40 70c1 0 1 0 1 1l2 3h1l48 66c0 1 0 1 1 2l13 15 42 53 17 28 19 38 16 66 12 70 1 1 13 47 4 22c1 0 1 1 1 2l24 70c0 1 1 2 1 3 1 0 1 0 1 1l33 50 13 20c1 1 1 1 2 2l48 50c1 1 2 2 3 3l28 19 34 24c0 0 1 0 1 1 1 0 2 0 3 1l61 24c1 0 2 1 4 1l61 10h1l61 5 48 7 9 2 57 33 36 30 24 22c0 0 0 1 1 1l56 46 3 4c1 0 2 1 3 2l61 44c0 0 1 0 1 1 1 0 1 0 2 0l47 22 13 8c1 0 1 0 2 0l61 27c1 1 2 1 3 1l61 15c1 1 2 1 2 1l62 7c1 0 2 0 3 0h61c0 0 1 0 2 0l62-7c0 0 1 0 2-1l61-16c2 0 3-1 5-1l61-34c0-1 1-1 2-2l62-47c1 0 1-1 2-2l21-23c1-1 2-2 2-3l40-64 2-3c1-1 1-2 2-2 0-1 0-1 0-2l32-70c1-1 1-2 1-3l17-70c1-1 1-1 1-2l8-64c1-1 2-3 2-5l10-70v-1l6-70v-1l3-69c0-1 0-1 0-1l-1-70-3-69v-1l-4-68 5-64 36-52 49-3 58 19 61 23h1l61 20c0 0 1 0 1 1l16 3 43 19c1 1 2 1 3 1l61 15c1 1 2 1 4 1l61 3h1c1 0 2 0 3 0l62-12c2-1 3-1 5-2l51-25 7-3c1 0 3-1 4-1l61-34c1-1 1-1 2-2l40-32 22-17c0 0 1-1 2-1l53-53c0-1 0-1 0-1l8-9 54-61 7-7 59-47 20-11 36-13 61-15 61-16c1 0 1 0 2 0l61-23 5-2 57-21 1-1 61-29c1 0 1 0 2 0 0-1 0-1 1-1l30-20 31-22c1-1 2-2 2-2l49-47 13-12 1-1 53-58 8-9c1 0 1-1 1-1l49-61v-1l13-18c1 0 1 0 1-1l32-51h1c0-1 0-2 1-2l29-70 30-70v-1l28-68 2-5 42-61 17-19 1-1 41-50 20-24 35-45c1-1 1-2 2-2v-1l25-46 15-22c0-1 0-1 1-1 0-1 0-1 0-1l34-70c0-1 0-1 1-2l12-31 20-36v-1l33-70h1l7-19 27-50c0-1 1-2 1-3l23-69c0 0 0-1 1-2l11-54 4-15 17-70c1-1 1-1 1-1l12-69c0-1 0-1 0-1l8-70c0-1 0-1 0-1l5-70 8-68 7-34 8-33 22-71v-1l19-69c0 0 1 0 1-1l10-51 6-17c0-1 1-1 1-2l12-69c0-1 0-2 0-3v-70c0-2 0-3-1-5l-17-70c0-2-1-3-1-5-1 0-1 0-1-1l-22-65c0-1-1-3-1-4l-38-66-1-2-37-70v-1c-1 0-1 0-1 0l-23-36c0-1 0-1 0-1l-22-33-1-1-40-49c0-1-1-1-1-1l-20-21c0 0 0-1-1-1l-41-40c0 0-1-1-2-1l-40-30-21-16c-1-1-1-1-2-1l-61-39v-1h-1l-26-14-33-21c-1 0-1 0-1-1-1 0-1 0-1 0l-62-32c0 0-1 0-1-1l-39-15-21-12h-1l-61-27c-1-1-2-1-3-1l-62-16c0-1-1-1-1-1l-61-11h-1l-24-4-36-9-61-16v-1l-61-14-62-14h-1l-61-13-11-1-47-19h-1l-62-18c-1 0-1-1-2-1l-61-13-3 19z">
          <text:p/>
        </draw:path>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olygon draw:style-name="gr1" draw:text-style-name="P1" draw:layer="layout" svg:width="3.961cm" svg:height="4.088cm" svg:x="1.596cm" svg:y="0.863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age>
      <draw:page draw:name="page7" draw:style-name="dp1" draw:master-page-name="master-page3">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ath draw:style-name="gr23" draw:text-style-name="P12" draw:layer="layout" svg:width="3.998cm" svg:height="3.682cm" svg:x="1.577cm" svg:y="1.21cm" svg:viewBox="0 0 3999 3683" svg:d="M1657 3675c-1-1-2-2-2-3l-10-10-58-60c-1 0-2-1-3-2l-2-1-60-51-17-15-44-40-27-29-33-38-23-30-38-58-5-10-39-69-16-36v-1l-17-33-34-69-10-21v-1c-1 0-1 0-1 0l-30-49-32-52c0-1 0-1 0-1l-12-17c-1-1-1-1-1-2l-49-58c-1 0-1 0-1 0l-11-12c0-1-1-1-2-2l-50-42-34-28-1-1-28-19-57-47v-1c-1-1-2-2-3-4l-61-53-13-13-47-52-14-16-47-63v-1l-5-5-50-69-5-7c-1-1-1-1-1-1l-52-63v-1l-10-11-47-57-13-18-36-51-25-44-14-24-34-69-13-28c0-1 0-1 0-1l-21-41-36-70v-1l-4-7c-1 0-1-1-1-1l-42-62-20-28c-1-1-1-1-1-1l-34-42c0-1-1-1-1-1l-27-29-38-41v-1l-23-23-44-45-17-21-12-14-6-18-15-49-8-19c-1-1-1-1-1-2l-23-69c0-1-1-2-1-3l-12-70v-1l-6-70v-1l-4-68-6-70-1-11-10-58v-1l-6-69c0-1 0-1 0-2 0 0 0-1 0-2l7-70c0-1 0-2 1-3l9-28 7-40c1-1 1-3 1-4l29-69c1-1 1-1 1-2 1 0 1 0 1 0l24-39 18-31c0-1 0-1 1-2l44-57 9-13c1-1 1-1 2-2l51-58v-1l11-10 50-55v-1l15-15 47-48c0-1 0-1 0-1l20-20h1l41-40c0 0 0-1 1-1l35-30 26-23c1-1 1-1 2-2l61-43v-1c1 0 2-1 2-1l56-42 19-5 61-11 59-9 60-4 60 2 59 8 60 13 47 11c1 0 1 0 1 1l16 3h1l61 8h1l61 5h1l62 2 61 2 60 3 62 4 61 5h1l62 3h1l61-1c0 0 1 0 2 0l61-7 62-9h1l61-11v-1l36-7c1 0 1 0 2 0l25-8 61-18 60-15 62-11 61-11 30-5c0-1 1-1 2-1l31-9 61-17 61-14 61-14 62-14h1l6-2c1 0 1 0 2-1l54-22 60-21 61-18 33-7c1 0 2 0 3 0l26-10 61-17 59-10 60-8 62-4 60-3h61 61l61 1 61 1h1 62l61-2c1 0 1 0 2 0l62-7 60-10c2 0 4-1 6-1l59-21 62-19 60-16 59-12 9-1c1 0 2 0 2-1l50-10 8 6c1 1 2 1 2 2l41 40c1 0 1 0 1 1l20 21c0 0 1 0 1 1l40 49 1 1 22 33 23 36c0 1 0 1 1 1v1l37 70 1 2 38 66c0 1 1 2 1 3l22 66c0 0 0 1 1 1 0 2 1 3 1 5l17 70c1 1 1 3 1 4v70c0 1 0 2 0 4l-12 69c0 0-1 1-1 2l-6 17-10 51c0 1-1 1-1 1l-19 69v1l-22 70-8 33-7 35-8 68-5 70-8 70c0 1 0 1 0 2l-12 69-1 1-17 70-4 15-11 54c-1 1-1 2-1 2l-23 69c0 1-1 2-1 3l-27 50-7 19c-1 0-1 0-1 0l-33 70c0 1 0 1 0 1l-20 36-12 31c-1 1-1 1-1 1l-34 70c0 1 0 1 0 2-1 0-1 0-1 0l-15 23-25 46v1c-1 0-1 1-2 2l-35 45-20 24-41 50-1 1-17 19-42 60-2 5-28 69v1l-30 70-29 69c-1 1-1 2-1 3-1 0-1 0-1 0l-32 51c0 1 0 1-1 1l-13 18v1l-49 61-1 1-8 9-53 58-1 1-13 12-49 47c0 0-1 1-2 1l-31 22c0 1 0 1 0 1l-30 20c-1 0-1 0-1 0-1 1-1 1-2 1l-61 29-1 1-57 21-5 2-61 23c-1 0-1 0-2 0l-61 16-61 15-36 13-20 11-59 47-7 7-54 61-8 9-53 53c-1 1-2 1-2 2l-22 17-40 32c-1 0-1 1-2 1l-61 34c-1 1-3 2-4 2l-7 2-51 26c-2 1-3 1-5 2l-62 12c-1 0-2 0-3 0s-1 0-1 0l-61-3c-2 0-3 0-4-1l-61-15c-1 0-2 0-3-1l-43-19-16-4h-1l-61-20c-1 0-1 0-1 0l-61-23-58-19-49 2-36 53-5 63 4 69v1l3 69 1 70c0 1 0 1 0 1l-3 69v1l-6 70v1l-10 70c0 2-1 4-2 5l-8 64c0 0 0 1-1 2l-17 70c0 1 0 2-1 3l-32 70c0 1 0 1 0 2-1 0-1 1-2 1l-2 4-40 64c0 1-1 2-2 3l-21 23c-1 1-1 1-2 2l-41 31z">
          <text:p/>
        </draw:path>
      </draw:page>
      <draw:page draw:name="page8" draw:style-name="dp1" draw:master-page-name="master-page3">
        <draw:path draw:style-name="gr23" draw:text-style-name="P12" draw:layer="layout" svg:width="3.62cm" svg:height="4.125cm" svg:x="1.676cm" svg:y="0.844cm" svg:viewBox="0 0 3621 4126" svg:d="M3572 377h-1-1l-9 1-60 13-60 15-61 19-60 21h-1l-1 1h-1-1-1-1l-59 10h-1l-62 7h-1-1l-61 2h-62-1l-61-1-60-1h-62-61l-60 3-61 4-60 8-60 11-61 16-26 10h-1-1l-1 1-33 6-61 18-60 21-54 23h-1l-6 2h-1-1v1l-62 14-61 14-61 13-61 17-31 9h-1v1h-1l-30 5-61 11-61 12-60 14-62 18-25 8h-1v1h-1l-36 7-61 11h-1l-62 9-61 7h-1-1l-61 1h-1l-62-3h-1l-61-5-61-4-61-3-61-2-62-2h-1l-61-5h-1l-61-8h-1l-16-3-47-11-61-14-59-8-60-2-59 4-60 9-61 12-19 4 4-2v-1h1l1-1 47-25 14-9 61-38 1-1 43-21 16-12h1l62-38 1-1h1l42-20 16-11 2-1 61-32h1l1-1h1l62-20h1l16-5 42-19 1-1h1l61-21h1l62-15 1-1 61-14 57-25 1-1 62-24h1l58-19 61-35 1-1h1l1-1 61-25h1l18-6 39-24 1-1h1l1-1 62-25h1 1l61-17 11-3 47-21h1l62-23 60-22 3-2 57-37 1-1h1v-1l61-26h1 1l19-6 40-17 1-1h1 1l62-16 1-1h1l61-8h2l61-4 62-2 61-3 61-4 62-4 61-2h1 1l62 3h1l61 8-2 19 4-19 61 13 1 1 62 18h1l48 19 10 1h1l61 13 62 14 61 14v1l61 16h1l36 9 24 4 61 11 1 1 62 16h1 1 1v1l61 27h1 1l21 12 38 15v1h1l62 32h1l1 1 33 21 26 14h1l1 1 61 39 1 1 21 16 32 23zM12 2069l17 20 44 46 23 22v1l38 41 27 29 1 1 34 42 1 1 20 28 42 62 1 1 4 7v1l36 70 21 41 1 1 12 29 34 68 14 24 25 45 36 50 13 18 47 57 10 12 52 63 1 1 5 7 50 69 5 6h1l46 63 14 16 47 52 13 13 61 54h1v1h1v1l1 1 1 1 56 47 28 19h1v1h1l34 28 50 42v1h1v1l11 12 1 1 49 58 1 1 12 17 1 1 32 52 30 49v1 1l10 20 34 69 17 33 1 1 15 36 39 69 5 10 38 58 23 30 34 38 26 29 44 40 17 16 60 50 2 1 1 1h1v1l1 1 58 60 10 9v1l1 1 1 1 6 8-21 16-1 1h-1v1l-61 34h-1-1v1h-1-1-1l-61 16v1h-1-1l-62 7h-1-1-61-1-1l-62-7h-1-1l-1-1-61-15h-1-1l-1-1-61-27h-1l-14-8-47-22h-1l-1-1h-1l-61-44-1-1-1-1-4-4-56-46-1-1-23-22-37-30-57-33-9-2-47-7-62-5h-1l-61-10h-1l-1-1h-1-1l-61-24-1-1h-1l-1-1h-1l-34-24-28-19v-1h-1l-1-1-1-1-48-50-1-1v-1h-1l-13-20-33-50v-1l-1-1v-1-1h-1l-24-70v-1-1l-5-22-13-47v-1l-12-70-17-66-18-38-17-28-42-53-14-15v-1h-1v-1l-48-66h-1l-2-3v-1l-40-70-1-1v-1l-1-1v-1l-19-65-1-2v-1l-1-1v-1-1-1l-14-69-1-1v-1-1l-3-70v-1l3-70-1-67-9-69-12-69-1-1-9-69v-1-1l-3-70v-1l3-70 3-68-5-69-9-68-1-2-24-64v-1l-17-52z">
          <text:p/>
        </draw:path>
        <draw:line draw:style-name="gr24" draw:text-style-name="P13" draw:layer="layout" svg:x1="-1.5cm" svg:y1="5.5cm" svg:x2="4cm" svg:y2="0cm">
          <text:p/>
        </draw:line>
        <draw:line draw:style-name="gr24" draw:text-style-name="P13" draw:layer="layout" svg:x1="-1.3cm" svg:y1="5.5cm" svg:x2="4.2cm" svg:y2="0cm">
          <text:p/>
        </draw:line>
        <draw:line draw:style-name="gr24" draw:text-style-name="P13" draw:layer="layout" svg:x1="-1.1cm" svg:y1="5.5cm" svg:x2="4.4cm" svg:y2="0cm">
          <text:p/>
        </draw:line>
        <draw:line draw:style-name="gr24" draw:text-style-name="P13" draw:layer="layout" svg:x1="-0.9cm" svg:y1="5.5cm" svg:x2="4.6cm" svg:y2="0cm">
          <text:p/>
        </draw:line>
        <draw:line draw:style-name="gr24" draw:text-style-name="P13" draw:layer="layout" svg:x1="-0.7cm" svg:y1="5.5cm" svg:x2="4.8cm" svg:y2="0cm">
          <text:p/>
        </draw:line>
        <draw:line draw:style-name="gr24" draw:text-style-name="P13" draw:layer="layout" svg:x1="-0.5cm" svg:y1="5.5cm" svg:x2="5cm" svg:y2="0cm">
          <text:p/>
        </draw:line>
        <draw:line draw:style-name="gr24" draw:text-style-name="P13" draw:layer="layout" svg:x1="-0.3cm" svg:y1="5.5cm" svg:x2="5.2cm" svg:y2="0cm">
          <text:p/>
        </draw:line>
        <draw:line draw:style-name="gr24" draw:text-style-name="P13" draw:layer="layout" svg:x1="-0.1cm" svg:y1="5.5cm" svg:x2="5.4cm" svg:y2="0cm">
          <text:p/>
        </draw:line>
        <draw:line draw:style-name="gr24" draw:text-style-name="P13" draw:layer="layout" svg:x1="0.1cm" svg:y1="5.492cm" svg:x2="5.6cm" svg:y2="-0.008cm">
          <text:p/>
        </draw:line>
        <draw:line draw:style-name="gr24" draw:text-style-name="P13" draw:layer="layout" svg:x1="0.3cm" svg:y1="5.492cm" svg:x2="5.8cm" svg:y2="-0.008cm">
          <text:p/>
        </draw:line>
        <draw:line draw:style-name="gr24" draw:text-style-name="P13" draw:layer="layout" svg:x1="0.5cm" svg:y1="5.492cm" svg:x2="6cm" svg:y2="-0.008cm">
          <text:p/>
        </draw:line>
        <draw:line draw:style-name="gr24" draw:text-style-name="P13" draw:layer="layout" svg:x1="0.7cm" svg:y1="5.492cm" svg:x2="6.2cm" svg:y2="-0.008cm">
          <text:p/>
        </draw:line>
        <draw:line draw:style-name="gr24" draw:text-style-name="P13" draw:layer="layout" svg:x1="0.9cm" svg:y1="5.492cm" svg:x2="6.4cm" svg:y2="-0.008cm">
          <text:p/>
        </draw:line>
        <draw:line draw:style-name="gr24" draw:text-style-name="P13" draw:layer="layout" svg:x1="1.1cm" svg:y1="5.492cm" svg:x2="6.6cm" svg:y2="-0.008cm">
          <text:p/>
        </draw:line>
        <draw:line draw:style-name="gr24" draw:text-style-name="P13" draw:layer="layout" svg:x1="1.3cm" svg:y1="5.492cm" svg:x2="6.8cm" svg:y2="-0.008cm">
          <text:p/>
        </draw:line>
        <draw:line draw:style-name="gr24" draw:text-style-name="P13" draw:layer="layout" svg:x1="1.5cm" svg:y1="5.492cm" svg:x2="7cm" svg:y2="-0.008cm">
          <text:p/>
        </draw:line>
        <draw:line draw:style-name="gr24" draw:text-style-name="P13" draw:layer="layout" svg:x1="1.7cm" svg:y1="5.492cm" svg:x2="7.2cm" svg:y2="-0.008cm">
          <text:p/>
        </draw:line>
        <draw:line draw:style-name="gr24" draw:text-style-name="P13" draw:layer="layout" svg:x1="1.9cm" svg:y1="5.492cm" svg:x2="7.4cm" svg:y2="-0.008cm">
          <text:p/>
        </draw:line>
        <draw:line draw:style-name="gr24" draw:text-style-name="P13" draw:layer="layout" svg:x1="2.1cm" svg:y1="5.492cm" svg:x2="7.6cm" svg:y2="-0.008cm">
          <text:p/>
        </draw:line>
        <draw:line draw:style-name="gr24" draw:text-style-name="P13" draw:layer="layout" svg:x1="2.3cm" svg:y1="5.492cm" svg:x2="7.8cm" svg:y2="-0.008cm">
          <text:p/>
        </draw:line>
        <draw:line draw:style-name="gr24" draw:text-style-name="P13" draw:layer="layout" svg:x1="2.5cm" svg:y1="5.492cm" svg:x2="8cm" svg:y2="-0.008cm">
          <text:p/>
        </draw:line>
        <draw:line draw:style-name="gr24" draw:text-style-name="P13" draw:layer="layout" svg:x1="2.7cm" svg:y1="5.492cm" svg:x2="8.2cm" svg:y2="-0.008cm">
          <text:p/>
        </draw:line>
        <draw:line draw:style-name="gr24" draw:text-style-name="P13" draw:layer="layout" svg:x1="2.9cm" svg:y1="5.492cm" svg:x2="8.4cm" svg:y2="-0.008cm">
          <text:p/>
        </draw:line>
        <draw:line draw:style-name="gr24" draw:text-style-name="P13" draw:layer="layout" svg:x1="3.1cm" svg:y1="5.492cm" svg:x2="8.6cm" svg:y2="-0.008cm">
          <text:p/>
        </draw:line>
      </draw:page>
      <draw:page draw:name="page9" draw:style-name="dp1" draw:master-page-name="master-page3">
        <draw:line draw:style-name="gr24" draw:text-style-name="P13" draw:layer="layout" svg:x1="-1.5cm" svg:y1="5.5cm" svg:x2="4cm" svg:y2="0cm">
          <text:p/>
        </draw:line>
        <draw:line draw:style-name="gr24" draw:text-style-name="P13" draw:layer="layout" svg:x1="-1.3cm" svg:y1="5.5cm" svg:x2="4.2cm" svg:y2="0cm">
          <text:p/>
        </draw:line>
        <draw:line draw:style-name="gr24" draw:text-style-name="P13" draw:layer="layout" svg:x1="-1.1cm" svg:y1="5.5cm" svg:x2="4.4cm" svg:y2="0cm">
          <text:p/>
        </draw:line>
        <draw:line draw:style-name="gr24" draw:text-style-name="P13" draw:layer="layout" svg:x1="-0.9cm" svg:y1="5.5cm" svg:x2="4.6cm" svg:y2="0cm">
          <text:p/>
        </draw:line>
        <draw:line draw:style-name="gr24" draw:text-style-name="P13" draw:layer="layout" svg:x1="-0.7cm" svg:y1="5.5cm" svg:x2="4.8cm" svg:y2="0cm">
          <text:p/>
        </draw:line>
        <draw:line draw:style-name="gr24" draw:text-style-name="P13" draw:layer="layout" svg:x1="-0.5cm" svg:y1="5.5cm" svg:x2="5cm" svg:y2="0cm">
          <text:p/>
        </draw:line>
        <draw:line draw:style-name="gr24" draw:text-style-name="P13" draw:layer="layout" svg:x1="-0.3cm" svg:y1="5.5cm" svg:x2="5.2cm" svg:y2="0cm">
          <text:p/>
        </draw:line>
        <draw:line draw:style-name="gr24" draw:text-style-name="P13" draw:layer="layout" svg:x1="-0.1cm" svg:y1="5.5cm" svg:x2="5.4cm" svg:y2="0cm">
          <text:p/>
        </draw:line>
        <draw:line draw:style-name="gr24" draw:text-style-name="P13" draw:layer="layout" svg:x1="0.1cm" svg:y1="5.492cm" svg:x2="5.6cm" svg:y2="-0.008cm">
          <text:p/>
        </draw:line>
        <draw:line draw:style-name="gr24" draw:text-style-name="P13" draw:layer="layout" svg:x1="0.3cm" svg:y1="5.492cm" svg:x2="5.8cm" svg:y2="-0.008cm">
          <text:p/>
        </draw:line>
        <draw:line draw:style-name="gr24" draw:text-style-name="P13" draw:layer="layout" svg:x1="0.5cm" svg:y1="5.492cm" svg:x2="6cm" svg:y2="-0.008cm">
          <text:p/>
        </draw:line>
        <draw:line draw:style-name="gr24" draw:text-style-name="P13" draw:layer="layout" svg:x1="0.7cm" svg:y1="5.492cm" svg:x2="6.2cm" svg:y2="-0.008cm">
          <text:p/>
        </draw:line>
        <draw:line draw:style-name="gr24" draw:text-style-name="P13" draw:layer="layout" svg:x1="0.9cm" svg:y1="5.492cm" svg:x2="6.4cm" svg:y2="-0.008cm">
          <text:p/>
        </draw:line>
        <draw:line draw:style-name="gr24" draw:text-style-name="P13" draw:layer="layout" svg:x1="1.1cm" svg:y1="5.492cm" svg:x2="6.6cm" svg:y2="-0.008cm">
          <text:p/>
        </draw:line>
        <draw:line draw:style-name="gr24" draw:text-style-name="P13" draw:layer="layout" svg:x1="1.3cm" svg:y1="5.492cm" svg:x2="6.8cm" svg:y2="-0.008cm">
          <text:p/>
        </draw:line>
        <draw:line draw:style-name="gr24" draw:text-style-name="P13" draw:layer="layout" svg:x1="1.5cm" svg:y1="5.492cm" svg:x2="7cm" svg:y2="-0.008cm">
          <text:p/>
        </draw:line>
        <draw:line draw:style-name="gr24" draw:text-style-name="P13" draw:layer="layout" svg:x1="1.7cm" svg:y1="5.492cm" svg:x2="7.2cm" svg:y2="-0.008cm">
          <text:p/>
        </draw:line>
        <draw:line draw:style-name="gr24" draw:text-style-name="P13" draw:layer="layout" svg:x1="1.9cm" svg:y1="5.492cm" svg:x2="7.4cm" svg:y2="-0.008cm">
          <text:p/>
        </draw:line>
        <draw:line draw:style-name="gr24" draw:text-style-name="P13" draw:layer="layout" svg:x1="2.1cm" svg:y1="5.492cm" svg:x2="7.6cm" svg:y2="-0.008cm">
          <text:p/>
        </draw:line>
        <draw:line draw:style-name="gr24" draw:text-style-name="P13" draw:layer="layout" svg:x1="2.3cm" svg:y1="5.492cm" svg:x2="7.8cm" svg:y2="-0.008cm">
          <text:p/>
        </draw:line>
        <draw:line draw:style-name="gr24" draw:text-style-name="P13" draw:layer="layout" svg:x1="2.5cm" svg:y1="5.492cm" svg:x2="8cm" svg:y2="-0.008cm">
          <text:p/>
        </draw:line>
        <draw:line draw:style-name="gr24" draw:text-style-name="P13" draw:layer="layout" svg:x1="2.7cm" svg:y1="5.492cm" svg:x2="8.2cm" svg:y2="-0.008cm">
          <text:p/>
        </draw:line>
        <draw:line draw:style-name="gr24" draw:text-style-name="P13" draw:layer="layout" svg:x1="2.9cm" svg:y1="5.492cm" svg:x2="8.4cm" svg:y2="-0.008cm">
          <text:p/>
        </draw:line>
        <draw:line draw:style-name="gr24" draw:text-style-name="P13" draw:layer="layout" svg:x1="3.1cm" svg:y1="5.492cm" svg:x2="8.6cm" svg:y2="-0.008cm">
          <text:p/>
        </draw:line>
        <draw:line draw:style-name="gr24" draw:text-style-name="P13" draw:layer="layout" svg:x1="3.3cm" svg:y1="5.5cm" svg:x2="8.8cm" svg:y2="0cm">
          <text:p/>
        </draw:line>
        <draw:line draw:style-name="gr24" draw:text-style-name="P13" draw:layer="layout" svg:x1="3.5cm" svg:y1="5.5cm" svg:x2="9cm" svg:y2="0cm">
          <text:p/>
        </draw:line>
        <draw:line draw:style-name="gr24" draw:text-style-name="P13" draw:layer="layout" svg:x1="3.7cm" svg:y1="5.5cm" svg:x2="9.2cm" svg:y2="0cm">
          <text:p/>
        </draw:line>
        <draw:line draw:style-name="gr24" draw:text-style-name="P13" draw:layer="layout" svg:x1="3.9cm" svg:y1="5.5cm" svg:x2="9.4cm" svg:y2="0cm">
          <text:p/>
        </draw:line>
        <draw:line draw:style-name="gr24" draw:text-style-name="P13" draw:layer="layout" svg:x1="4.1cm" svg:y1="5.5cm" svg:x2="9.6cm" svg:y2="0cm">
          <text:p/>
        </draw:line>
        <draw:line draw:style-name="gr24" draw:text-style-name="P13" draw:layer="layout" svg:x1="4.3cm" svg:y1="5.5cm" svg:x2="9.8cm" svg:y2="0cm">
          <text:p/>
        </draw:line>
        <draw:line draw:style-name="gr24" draw:text-style-name="P13" draw:layer="layout" svg:x1="4.5cm" svg:y1="5.5cm" svg:x2="10cm" svg:y2="0cm">
          <text:p/>
        </draw:line>
        <draw:line draw:style-name="gr24" draw:text-style-name="P13" draw:layer="layout" svg:x1="4.7cm" svg:y1="5.5cm" svg:x2="10.2cm" svg:y2="0cm">
          <text:p/>
        </draw:line>
        <draw:line draw:style-name="gr24" draw:text-style-name="P13" draw:layer="layout" svg:x1="4.9cm" svg:y1="5.492cm" svg:x2="10.4cm" svg:y2="-0.008cm">
          <text:p/>
        </draw:line>
        <draw:line draw:style-name="gr24" draw:text-style-name="P13" draw:layer="layout" svg:x1="5.1cm" svg:y1="5.492cm" svg:x2="10.6cm" svg:y2="-0.008cm">
          <text:p/>
        </draw:line>
        <draw:line draw:style-name="gr24" draw:text-style-name="P13" draw:layer="layout" svg:x1="5.3cm" svg:y1="5.492cm" svg:x2="10.8cm" svg:y2="-0.008cm">
          <text:p/>
        </draw:line>
        <draw:line draw:style-name="gr24" draw:text-style-name="P13" draw:layer="layout" svg:x1="5.5cm" svg:y1="5.492cm" svg:x2="11cm" svg:y2="-0.008cm">
          <text:p/>
        </draw:line>
        <draw:line draw:style-name="gr24" draw:text-style-name="P13" draw:layer="layout" svg:x1="5.7cm" svg:y1="5.492cm" svg:x2="11.2cm" svg:y2="-0.008cm">
          <text:p/>
        </draw:line>
        <draw:line draw:style-name="gr24" draw:text-style-name="P13" draw:layer="layout" svg:x1="5.9cm" svg:y1="5.492cm" svg:x2="11.4cm" svg:y2="-0.008cm">
          <text:p/>
        </draw:line>
        <draw:line draw:style-name="gr24" draw:text-style-name="P13" draw:layer="layout" svg:x1="6.1cm" svg:y1="5.492cm" svg:x2="11.6cm" svg:y2="-0.008cm">
          <text:p/>
        </draw:line>
        <draw:line draw:style-name="gr24" draw:text-style-name="P13" draw:layer="layout" svg:x1="6.3cm" svg:y1="5.492cm" svg:x2="11.8cm" svg:y2="-0.008cm">
          <text:p/>
        </draw:line>
        <draw:line draw:style-name="gr24" draw:text-style-name="P13" draw:layer="layout" svg:x1="6.5cm" svg:y1="5.492cm" svg:x2="12cm" svg:y2="-0.008cm">
          <text:p/>
        </draw:line>
        <draw:line draw:style-name="gr24" draw:text-style-name="P13" draw:layer="layout" svg:x1="6.7cm" svg:y1="5.492cm" svg:x2="12.2cm" svg:y2="-0.008cm">
          <text:p/>
        </draw:line>
        <draw:line draw:style-name="gr24" draw:text-style-name="P13" draw:layer="layout" svg:x1="6.9cm" svg:y1="5.492cm" svg:x2="12.4cm" svg:y2="-0.008cm">
          <text:p/>
        </draw:line>
        <draw:line draw:style-name="gr24" draw:text-style-name="P13" draw:layer="layout" svg:x1="7.1cm" svg:y1="5.492cm" svg:x2="12.6cm" svg:y2="-0.008cm">
          <text:p/>
        </draw:line>
        <draw:line draw:style-name="gr24" draw:text-style-name="P13" draw:layer="layout" svg:x1="7.3cm" svg:y1="5.492cm" svg:x2="12.8cm" svg:y2="-0.008cm">
          <text:p/>
        </draw:line>
        <draw:line draw:style-name="gr24" draw:text-style-name="P13" draw:layer="layout" svg:x1="7.5cm" svg:y1="5.492cm" svg:x2="13cm" svg:y2="-0.008cm">
          <text:p/>
        </draw:line>
        <draw:line draw:style-name="gr24" draw:text-style-name="P13" draw:layer="layout" svg:x1="7.7cm" svg:y1="5.492cm" svg:x2="13.2cm" svg:y2="-0.008cm">
          <text:p/>
        </draw:line>
        <draw:line draw:style-name="gr24" draw:text-style-name="P13" draw:layer="layout" svg:x1="7.9cm" svg:y1="5.492cm" svg:x2="13.4cm" svg:y2="-0.008cm">
          <text:p/>
        </draw:line>
      </draw:page>
      <draw:page draw:name="page10" draw:style-name="dp1" draw:master-page-name="master-page3">
        <draw:line draw:style-name="gr25" draw:text-style-name="P13" draw:layer="layout" svg:x1="-1.5cm" svg:y1="5.5cm" svg:x2="4cm" svg:y2="0cm">
          <text:p/>
        </draw:line>
        <draw:line draw:style-name="gr25" draw:text-style-name="P13" draw:layer="layout" svg:x1="-0.9cm" svg:y1="5.5cm" svg:x2="4.6cm" svg:y2="0cm">
          <text:p/>
        </draw:line>
        <draw:line draw:style-name="gr25" draw:text-style-name="P13" draw:layer="layout" svg:x1="-0.3cm" svg:y1="5.5cm" svg:x2="5.2cm" svg:y2="0cm">
          <text:p/>
        </draw:line>
        <draw:line draw:style-name="gr25" draw:text-style-name="P13" draw:layer="layout" svg:x1="0.3cm" svg:y1="5.5cm" svg:x2="5.8cm" svg:y2="0cm">
          <text:p/>
        </draw:line>
        <draw:line draw:style-name="gr25" draw:text-style-name="P13" draw:layer="layout" svg:x1="0.9cm" svg:y1="5.5cm" svg:x2="6.4cm" svg:y2="0cm">
          <text:p/>
        </draw:line>
        <draw:line draw:style-name="gr25" draw:text-style-name="P13" draw:layer="layout" svg:x1="1.5cm" svg:y1="5.5cm" svg:x2="7cm" svg:y2="0cm">
          <text:p/>
        </draw:line>
        <draw:line draw:style-name="gr25" draw:text-style-name="P13" draw:layer="layout" svg:x1="2.1cm" svg:y1="5.5cm" svg:x2="7.6cm" svg:y2="0cm">
          <text:p/>
        </draw:line>
        <draw:line draw:style-name="gr25" draw:text-style-name="P13" draw:layer="layout" svg:x1="2.7cm" svg:y1="5.5cm" svg:x2="8.2cm" svg:y2="0cm">
          <text:p/>
        </draw:line>
        <draw:line draw:style-name="gr25" draw:text-style-name="P13" draw:layer="layout" svg:x1="3.3cm" svg:y1="5.5cm" svg:x2="8.8cm" svg:y2="0cm">
          <text:p/>
        </draw:line>
        <draw:line draw:style-name="gr25" draw:text-style-name="P13" draw:layer="layout" svg:x1="3.9cm" svg:y1="5.5cm" svg:x2="9.4cm" svg:y2="0cm">
          <text:p/>
        </draw:line>
        <draw:line draw:style-name="gr25" draw:text-style-name="P13" draw:layer="layout" svg:x1="4.5cm" svg:y1="5.5cm" svg:x2="10cm" svg:y2="0cm">
          <text:p/>
        </draw:line>
        <draw:line draw:style-name="gr25" draw:text-style-name="P13" draw:layer="layout" svg:x1="5.1cm" svg:y1="5.5cm" svg:x2="10.6cm" svg:y2="0cm">
          <text:p/>
        </draw:line>
        <draw:line draw:style-name="gr25" draw:text-style-name="P13" draw:layer="layout" svg:x1="5.7cm" svg:y1="5.5cm" svg:x2="11.2cm" svg:y2="0cm">
          <text:p/>
        </draw:line>
        <draw:line draw:style-name="gr25" draw:text-style-name="P13" draw:layer="layout" svg:x1="6.3cm" svg:y1="5.5cm" svg:x2="11.8cm" svg:y2="0cm">
          <text:p/>
        </draw:line>
        <draw:line draw:style-name="gr25" draw:text-style-name="P13" draw:layer="layout" svg:x1="6.9cm" svg:y1="5.5cm" svg:x2="12.4cm" svg:y2="0cm">
          <text:p/>
        </draw:line>
        <draw:line draw:style-name="gr25" draw:text-style-name="P13" draw:layer="layout" svg:x1="7.5cm" svg:y1="5.5cm" svg:x2="13cm" svg:y2="0cm">
          <text:p/>
        </draw:line>
      </draw:page>
      <draw:page draw:name="page11" draw:style-name="dp1" draw:master-page-name="master-page3">
        <draw:path draw:style-name="gr23" draw:text-style-name="P12" draw:layer="layout" svg:width="3.62cm" svg:height="4.125cm" svg:x="1.676cm" svg:y="0.844cm" svg:viewBox="0 0 3621 4126" svg:d="M3572 377c-1 0-2 0-2 0l-9 1-60 13-60 15-61 19-60 21c-2 1-4 1-6 1l-59 10c-1 0-1 0-1 0l-62 7c-1 0-1 0-2 0l-61 2h-62-1l-61-1-60-1h-62-61l-60 3-61 4-60 8-60 11-61 16-26 10c-1 0-2 0-3 1l-33 6-61 18-60 21-54 23c-1 0-1 0-1 0l-6 2c-1 0-2 0-2 1l-62 14-61 14-61 13-61 17-31 9c-1 0-1 1-2 1l-30 5-61 11-61 12-60 14-62 18-25 8c0 0-1 1-2 1l-36 7-61 11h-1l-62 9-61 7c-1 0-1 0-2 0l-61 1c-1 0-1 0-1 0l-62-3h-1l-61-5-61-4-61-3-61-2-62-2h-1l-61-5h-1l-61-8h-1l-16-3-47-11-61-14-59-8-60-2-59 4-60 9-61 12-19 4 4-2c0-1 1-1 2-2l47-25 14-9 61-38 1-1 43-21 16-12h1l62-38 1-1h1l42-20 16-11c1 0 1 0 2-1l61-32c1 0 2-1 3-1l62-20h1l16-5 42-19c1-1 1-1 2-1l61-21h1l62-15 1-1 61-14 57-25c0-1 1-1 1-1l62-24h1l58-19 61-35c0-1 0-1 1-1 0 0 1 0 2-1l61-25h1l18-6 39-24 1-1c0 0 1 0 2-1l62-25c0 0 1 0 2 0l61-17 11-3 47-21c1 0 1 0 1 0l62-23 60-22 3-2 57-37 1-1c0 0 1 0 1-1l61-26c1 0 2 0 2 0l19-6 40-17c1-1 2-1 3-1l62-16c1-1 2-1 2-1l61-8c1 0 1 0 2 0l61-4 62-2 61-3 61-4 62-4 61-2h1 1l62 3h1l61 8-2 19 4-19 61 13c0 0 0 1 1 1l62 18h1l48 19 10 1h1l61 13 62 14 61 14c0 1 0 1 0 1l61 16h1l36 9 24 4 61 11c0 0 1 0 1 1l62 16c1 0 2 0 3 1l61 27c1 0 1 0 2 0l21 12 38 15c0 1 1 1 1 1l62 32h1c0 1 1 1 1 1l33 21 26 14c1 0 1 0 1 0 0 1 0 1 1 1l61 39c0 0 1 0 1 1l21 16 32 23zM12 2069l17 20 44 46 23 22c0 1 0 1 0 1l38 41 27 29c1 0 1 1 1 1l34 42c0 0 1 0 1 1l20 28 42 62 1 1 4 7c0 1 0 1 0 1l36 70 21 41 1 1 12 29 34 68 14 24 25 45 36 50 13 18 47 57 10 12 52 63c0 0 1 0 1 1l5 7 50 69 5 6h1l46 63 14 16 47 52 13 13 61 54c1 1 2 2 3 3l1 1 56 47 28 19c1 1 1 1 2 1l34 28 50 42c0 1 1 1 1 2l11 12c1 0 1 0 1 1l49 58c0 0 1 0 1 1l12 17 1 1 32 52 30 49c0 1 0 1 0 2l10 20 34 69 17 33 1 1 15 36 39 69 5 10 38 58 23 30 34 38 26 29 44 40 17 16 60 50 2 1c1 1 2 2 3 3l58 60 10 9c1 1 1 2 2 3l6 8-21 16c-1 1-1 1-2 2l-61 34c-2 0-3 1-5 1l-61 16c0 1-1 1-2 1l-62 7c-1 0-2 0-2 0h-61c-1 0-2 0-2 0l-62-7c-1 0-2 0-3-1l-61-15c-1 0-2 0-3-1l-61-27h-1l-14-8-47-22h-1c-1-1-2-1-2-1l-61-44c-1-1-2-2-2-2l-4-4-56-46-1-1-23-22-37-30-57-33-9-2-47-7-62-5h-1l-61-10c-2 0-3-1-4-1l-61-24c-1-1-2-1-2-1-1-1-1-1-2-1l-34-24-28-19c-1-1-2-2-3-3l-48-50c0-1-1-1-2-2l-13-20-33-50c0-1 0-1 0-1-1-1-1-2-2-3l-24-70c0-1 0-2 0-2l-5-22-13-47v-1l-12-70-17-66-18-38-17-28-42-53-14-15c-1-1-1-1-1-2l-48-66h-1l-2-3c0-1 0-1 0-1l-40-70c-1-2-2-3-2-4l-19-65-1-2c-1-2-1-3-1-5l-14-69c-1-1-1-2-1-3l-3-70c0-1 0-1 0-1l3-70-1-67-9-69-12-69-1-1-9-69c0-1 0-1 0-2l-3-70c0-1 0-1 0-1l3-70 3-68-5-69-9-68-1-2-24-64v-1l-17-52z">
          <text:p/>
        </draw:path>
        <draw:path draw:style-name="gr23" draw:text-style-name="P12" draw:layer="layout" svg:width="3.62cm" svg:height="4.125cm" svg:x="1.676cm" svg:y="0.836cm" svg:viewBox="0 0 3621 4126" svg:d="M3572 377c-1 0-2 0-2 0l-9 1-60 13-60 15-61 19-60 21c-2 1-4 1-6 1l-59 10c-1 0-1 0-1 0l-62 7c-1 0-1 0-2 0l-61 2h-62-1l-61-1-60-1h-62-61l-60 3-61 4-60 8-60 11-61 16-26 10c-1 0-2 0-3 1l-33 6-61 18-60 21-54 23c-1 0-1 0-1 0l-6 2c-1 0-2 0-2 1l-62 14-61 14-61 13-61 17-31 9c-1 0-1 1-2 1l-30 5-61 11-61 12-60 14-62 18-25 8c0 0-1 1-2 1l-36 7-61 11h-1l-62 9-61 7c-1 0-1 0-2 0l-61 1c-1 0-1 0-1 0l-62-3h-1l-61-5-61-4-61-3-61-2-62-2h-1l-61-5h-1l-61-8h-1l-16-3-47-11-61-14-59-8-60-2-59 4-60 9-61 12-19 4 4-2c0-1 1-1 2-2l47-25 14-9 61-38 1-1 43-21 16-12h1l62-38 1-1h1l42-20 16-11c1 0 1 0 2-1l61-32c1 0 2-1 3-1l62-20h1l16-5 42-19c1-1 1-1 2-1l61-21h1l62-15 1-1 61-14 57-25c0-1 1-1 1-1l62-24h1l58-19 61-35c0-1 0-1 1-1 0 0 1 0 2-1l61-25h1l18-6 39-24 1-1c0 0 1 0 2-1l62-25c0 0 1 0 2 0l61-17 11-3 47-21c1 0 1 0 1 0l62-23 60-22 3-2 57-37 1-1c0 0 1 0 1-1l61-26c1 0 2 0 2 0l19-6 40-17c1-1 2-1 3-1l62-16c1-1 2-1 2-1l61-8c1 0 1 0 2 0l61-4 62-2 61-3 61-4 62-4 61-2h1 1l62 3h1l61 8-2 19 4-19 61 13c0 0 0 1 1 1l62 18h1l48 19 10 1h1l61 13 62 14 61 14c0 1 0 1 0 1l61 16h1l36 9 24 4 61 11c0 0 1 0 1 1l62 16c1 0 2 0 3 1l61 27c1 0 1 0 2 0l21 12 38 15c0 1 1 1 1 1l62 32h1c0 1 1 1 1 1l33 21 26 14c1 0 1 0 1 0 0 1 0 1 1 1l61 39c0 0 1 0 1 1l21 16 32 23zM12 2069l17 20 44 46 23 22c0 1 0 1 0 1l38 41 27 29c1 0 1 1 1 1l34 42c0 0 1 0 1 1l20 28 42 62 1 1 4 7c0 1 0 1 0 1l36 70 21 41 1 1 12 29 34 68 14 24 25 45 36 50 13 18 47 57 10 12 52 63c0 0 1 0 1 1l5 7 50 69 5 6h1l46 63 14 16 47 52 13 13 61 54c1 1 2 2 3 3l1 1 56 47 28 19c1 1 1 1 2 1l34 28 50 42c0 1 1 1 1 2l11 12c1 0 1 0 1 1l49 58c0 0 1 0 1 1l12 17 1 1 32 52 30 49c0 1 0 1 0 2l10 20 34 69 17 33 1 1 15 36 39 69 5 10 38 58 23 30 34 38 26 29 44 40 17 16 60 50 2 1c1 1 2 2 3 3l58 60 10 9c1 1 1 2 2 3l6 8-21 16c-1 1-1 1-2 2l-61 34c-2 0-3 1-5 1l-61 16c0 1-1 1-2 1l-62 7c-1 0-2 0-2 0h-61c-1 0-2 0-2 0l-62-7c-1 0-2 0-3-1l-61-15c-1 0-2 0-3-1l-61-27h-1l-14-8-47-22h-1c-1-1-2-1-2-1l-61-44c-1-1-2-2-2-2l-4-4-56-46-1-1-23-22-37-30-57-33-9-2-47-7-62-5h-1l-61-10c-2 0-3-1-4-1l-61-24c-1-1-2-1-2-1-1-1-1-1-2-1l-34-24-28-19c-1-1-2-2-3-3l-48-50c0-1-1-1-2-2l-13-20-33-50c0-1 0-1 0-1-1-1-1-2-2-3l-24-70c0-1 0-2 0-2l-5-22-13-47v-1l-12-70-17-66-18-38-17-28-42-53-14-15c-1-1-1-1-1-2l-48-66h-1l-2-3c0-1 0-1 0-1l-40-70c-1-2-2-3-2-4l-19-65-1-2c-1-2-1-3-1-5l-14-69c-1-1-1-2-1-3l-3-70c0-1 0-1 0-1l3-70-1-67-9-69-12-69-1-1-9-69c0-1 0-1 0-2l-3-70c0-1 0-1 0-1l3-70 3-68-5-69-9-68-1-2-24-64v-1l-17-52z">
          <text:p/>
        </draw:path>
      </draw:page>
      <draw:page draw:name="page12" draw:style-name="dp1" draw:master-page-name="master-page3">
        <draw:path draw:style-name="gr26" draw:text-style-name="P12" draw:layer="layout" svg:width="5.043cm" svg:height="5.153cm" svg:x="1.454cm" svg:y="1.201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olygon draw:style-name="gr3" draw:text-style-name="P1" draw:layer="layout" svg:width="5.08cm" svg:height="5.19cm" svg:x="1.436cm" svg:y="1.183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age>
      <draw:page draw:name="page13" draw:style-name="dp1" draw:master-page-name="master-page3">
        <draw:path draw:style-name="gr27" draw:text-style-name="P12" draw:layer="layout" svg:width="4.252cm" svg:height="5.82cm" svg:x="2.765cm" svg:y="0.873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8" draw:text-style-name="P14" draw:layer="layout" svg:width="3.999cm" svg:height="2.564cm" svg:x="2.15cm" svg:y="8.262cm" svg:viewBox="0 0 4000 2565" draw:points="0,2565 0,2057 4000,0 4000,1422">
          <text:p/>
        </draw:polygon>
        <draw:line draw:style-name="gr29" draw:text-style-name="P13" draw:layer="layout" svg:x1="1.68cm" svg:y1="10.784cm" svg:x2="6.25cm" svg:y2="8.95cm">
          <text:p/>
        </draw:line>
        <draw:line draw:style-name="gr30" draw:text-style-name="P13" draw:layer="layout" svg:x1="1.68cm" svg:y1="10.55cm" svg:x2="6.25cm" svg:y2="8.2cm">
          <text:p/>
        </draw:line>
        <draw:line draw:style-name="gr30" draw:text-style-name="P13" draw:layer="layout" svg:x1="1.75cm" svg:y1="10.95cm" svg:x2="7cm" svg:y2="9.45cm">
          <text:p/>
        </draw:line>
        <draw:custom-shape draw:style-name="gr31" draw:text-style-name="P15" draw:layer="layout" svg:width="1.5cm" svg:height="3cm" svg:x="0.7cm" svg:y="8.45cm">
          <text:p/>
          <draw:enhanced-geometry svg:viewBox="0 0 21600 21600" draw:type="rectangle" draw:enhanced-path="M 0 0 L 21600 0 21600 21600 0 21600 0 0 Z N"/>
        </draw:custom-shape>
        <draw:line draw:style-name="gr32" draw:text-style-name="P13" draw:layer="layout" svg:x1="1.983cm" svg:y1="11.2cm" svg:x2="1.983cm" svg:y2="8.2cm">
          <text:p/>
        </draw:line>
        <draw:custom-shape draw:style-name="gr31" draw:text-style-name="P15" draw:layer="layout" svg:width="1.5cm" svg:height="3cm" svg:x="6.15cm" svg:y="8.1cm">
          <text:p/>
          <draw:enhanced-geometry svg:viewBox="0 0 21600 21600" draw:type="rectangle" draw:enhanced-path="M 0 0 L 21600 0 21600 21600 0 21600 0 0 Z N"/>
        </draw:custom-shape>
        <draw:line draw:style-name="gr32" draw:text-style-name="P13" draw:layer="layout" svg:x1="1.983cm" svg:y1="11.225cm" svg:x2="6.4cm" svg:y2="11.225cm">
          <text:p/>
        </draw:line>
        <draw:line draw:style-name="gr33" draw:text-style-name="P13" draw:layer="layout" svg:x1="3.25cm" svg:y1="10.1cm" svg:x2="2cm" svg:y2="10.1cm">
          <text:p/>
        </draw:line>
        <draw:line draw:style-name="gr33" draw:text-style-name="P13" draw:layer="layout" svg:x1="5.5cm" svg:y1="9.25cm" svg:x2="2cm" svg:y2="9.3cm">
          <text:p/>
        </draw:line>
      </draw:page>
      <draw:page draw:name="page14" draw:style-name="dp1" draw:master-page-name="master-page3">
        <draw:path draw:style-name="gr27" draw:text-style-name="P12" draw:layer="layout" svg:width="4.964cm" svg:height="5.82cm" svg:x="2.054cm" svg:y="0.874cm" svg:viewBox="0 0 4965 5821" svg:d="M4218 26l59 24 29 16c0 0 1 0 1 1l31 12 60 32 39 23v1h1l21 11 59 40 20 17 41 33 34 35 26 28 35 40 25 33 29 36 32 48 14 21 36 67 9 27 17 42 22 68 18 69c0 1 0 1 0 2l5 14 22 56 27 69 12 41v1l10 26 13 67v66l-12 67-11 33v1l-9 36-20 68c-1 1-1 2-1 3l-10 70c0 1 0 2 0 3l2 70v1l5 68-1 68-8 68-17 68-2 8-19 60-31 68-11 18v1l-26 49-34 58-7 12h-1v1l-38 70-16 27h-1v1l-22 42-38 66-2 2c0 1 0 1-1 1 0 1 0 1 0 1l-35 70-24 44-12 25-36 70-14 24c0 1 0 1 0 1l-22 45-39 68c0 1 0 1 0 1l-36 70-25 45-13 25-39 68-9 13c0 1 0 1-1 1v1l-31 55-30 53c0 1 0 1 0 1l-9 17c0 1-1 2-1 3l-21 69c-1 1-1 2-1 4l-7 70-6 68-17 67-27 68-34 66c0 1-1 2-1 3v1l-41 66-15 18-58 40-16 5-38 8-57-3-27-5-32-9-60-22h-1l-61-19c-1 0-2-1-2-1l-62-11c-1 0-2 0-4 0h-1l-61 4c-3 0-5 1-8 2l-61 35c-2 2-4 4-5 6l-16 22c-1 0-1 1-2 1 0 1 0 1 0 2l-30 69c-1 0-1 1-1 1l-16 43c0 1 0 2-1 2l-5 27-19 70-19 69c0 0-1 0-1 1l-14 70v1l-3 24v1l-5 46-4 69-4 70-9 68-14 68-17 70-7 28h-1l-10 42v1l-14 69-13 70-16 69-8 25v1l-11 43-17 70c-1 0-1 1-1 1l-14 70c0 1 0 1 0 2l-6 69c0 0 0 1 0 2l2 70v1l7 70 5 68-1 67-14 67-11 29-17 38c0 0-1 0-1 1l-27 70c0 1 0 2-1 3l-14 70v1l-3 23v1l-4 45-11 69-15 69-21 68-9 32-13 37-25 69-20 42-30 18-17 6-16-7-37-13-59-40-20-14-41-30-49-39-11-9-59-56c0-1-1-2-2-3l-61-63v-1l-6-5-54-64c-1-1-1-1-1-2l-4-3-38-67-16-37-12-30-28-70c-1-1-1-2-1-2l-21-39-15-31v-1c-1 0-1 0-1 0l-42-69-3-7c-1 0-1 0-1-1l-42-63-20-28-30-42c-1 0-1 0-1 0l-31-42v-1l-20-26-41-56c0-1 0-1 0-2l-12-13-50-63v-1l-6-7-55-64c-1 0-1 0-1-1l-5-5-57-57-9-11c-1-1-1-1-2-2l-50-47-20-22-41-45-19-23-41-61-5-7-42-70-14-24v-1l-32-45c-1-1-1-1-1-2l-29-34c-1 0-1 0-1 0l-35-36c-1-1-1-1-1-1l-27-24-46-46-14-13-46-54-13-20v-1l-31-47-30-56v-1c-1 0-1 0-1 0l-8-13v-1l-47-69c0 0-1 0-1-1l-6-8-1-1-54-62-8-9-51-60-9-11-41-56-18-35v-1c-1 0-1 0-1 0l-19-33-34-70v-1c-1 0-1 0-1 0l-8-13-35-56c0-1 0-1-1-1l-26-36c0-1 0-1 0-1l-28-34-33-39c0-1 0-1-1-1l-25-29-35-47-15-21-40-70-5-8c0-1 0-1 0-1-1 0-1 0-1 0l-36-60-25-46c-1 0-1 0-1-1l-16-24-45-66c0 0-1 0-1-1l-3-4-58-69c-2-2-3-3-5-5l-58-59-5-7c-1 0-1 0-1 0l-55-58-9-11-51-63-5-6-48-68-7-14c-1 0-1 0-1-1l-35-55-26-49v-1c-1 0-1 0-1 0l-12-19-40-70-8-14c-1 0-1-1-1-1l-40-56c-1 0-1-1-1-1l-22-29-31-40-29-41-20-28-40-66-1-2v-1l-39-68-22-49v-1l-11-20-29-69-20-59c0-1 0-1-1-2l-3-8-20-68-13-68-8-68-7-70-5-70-4-48-1-20v-1l-4-69-1-69 3-67 2-11 15-53 44-62 3-4 55-46 26-21 36-27 56-43 5-4 61-48 23-16v-1l38-27 60-39 5-3h1l56-39 54-30c0-1 0-1 0-1l8-5 60-36 58-24 10-3c1 0 1 0 1 0l51-17 59-13 60-8 62-8 60-7 62-5 60-4 61-2 61 1 60 3 61 4 62 5h1l61 3h62c1 0 1 0 1 0l61-2h1l61-4h1l62-7 54-7c1 0 2 0 3-1l7-2 61-18 62-21 61-19 33-10c1 0 1 0 2 0l27-12 61-20 59-14 62-12 59-10h1c2 0 4 0 6-1l58-18 61-17 61-17 61-17 4-1c1 0 2 0 3-1l58-26 61-25 42-18c0-1 1-1 2-1l19-11v-1l61-35 45-22c1 0 1 0 2 0 0-1 0-1 1-1l14-10 60-31 59-21 22-6c1 0 2 0 2 0l38-15 61-21 60-17 61-15 4-1c1-1 2-1 3-1l56-20 61-19 61-16 54-14c1 0 2 0 3 0l6-3 60-22 61-16 59-12 60-6 61-3 122-2 62-2 61-1h60l61 3 59 8z">
          <text:p/>
        </draw:path>
        <draw:line draw:style-name="gr12" draw:text-style-name="P1" draw:layer="layout" svg:x1="1.124cm" svg:y1="7.024cm" svg:x2="1.124cm" svg:y2="0.184cm">
          <text:p/>
        </draw:line>
        <draw:frame draw:style-name="gr13" draw:text-style-name="P8" draw:layer="layout" svg:width="0.408cm" svg:height="0.319cm" svg:x="0.543cm" svg:y="6.376cm">
          <draw:text-box>
            <text:p text:style-name="P7"><text:span text:style-name="T1">-10</text:span></text:p>
          </draw:text-box>
        </draw:frame>
        <draw:frame draw:style-name="gr14" draw:text-style-name="P8" draw:layer="layout" svg:width="0.281cm" svg:height="0.319cm" svg:x="0.7cm" svg:y="4.436cm">
          <draw:text-box>
            <text:p text:style-name="P7"><text:span text:style-name="T1">-5</text:span></text:p>
          </draw:text-box>
        </draw:frame>
        <draw:frame draw:style-name="gr14" draw:text-style-name="P8"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8" draw:layer="layout" svg:width="0.281cm" svg:height="0.319cm" svg:x="0.794cm" svg:y="0.557cm">
          <draw:text-box>
            <text:p text:style-name="P7"><text:span text:style-name="T1">5</text:span></text:p>
          </draw:text-box>
        </draw:frame>
        <draw:frame draw:style-name="gr14" draw:text-style-name="P8" draw:layer="layout" svg:width="0.281cm" svg:height="0.319cm" svg:x="2.171cm" svg:y="7.145cm">
          <draw:text-box>
            <text:p text:style-name="P7"><text:span text:style-name="T1">-4</text:span></text:p>
          </draw:text-box>
        </draw:frame>
        <draw:frame draw:style-name="gr14" draw:text-style-name="P8" draw:layer="layout" svg:width="0.281cm" svg:height="0.319cm" svg:x="3.953cm" svg:y="7.145cm">
          <draw:text-box>
            <text:p text:style-name="P7"><text:span text:style-name="T1">0</text:span></text:p>
          </draw:text-box>
        </draw:frame>
        <draw:frame draw:style-name="gr14" draw:text-style-name="P8" draw:layer="layout" svg:width="0.281cm" svg:height="0.319cm" svg:x="5.689cm" svg:y="7.145cm">
          <draw:text-box>
            <text:p text:style-name="P7"><text:span text:style-name="T1">4</text:span></text:p>
          </draw:text-box>
        </draw:frame>
        <draw:frame draw:style-name="gr14" draw:text-style-name="P8" draw:layer="layout" svg:width="0.281cm" svg:height="0.319cm" svg:x="7.425cm" svg:y="7.145cm">
          <draw:text-box>
            <text:p text:style-name="P7"><text:span text:style-name="T1">8</text:span></text:p>
          </draw:text-box>
        </draw:frame>
        <draw:polygon draw:style-name="gr4" draw:text-style-name="P1" draw:layer="layout" svg:width="5.001cm" svg:height="5.858cm" svg:x="2.035cm" svg:y="0.856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ge>
      <draw:page draw:name="page15" draw:style-name="dp1" draw:master-page-name="master-page3">
        <draw:path draw:style-name="gr34" draw:text-style-name="P16" draw:layer="layout" svg:width="5.043cm" svg:height="5.153cm" svg:x="1.455cm" svg:y="1.202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19" draw:text-style-name="P11" draw:layer="layout" svg:width="3.601cm" svg:height="4.124cm" svg:x="1.695cm" svg:y="0.844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21" draw:text-style-name="P1" draw:layer="layout" svg:width="3.961cm" svg:height="4.088cm" svg:x="1.596cm" svg:y="0.862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line draw:style-name="gr12" draw:text-style-name="P1" draw:layer="layout" svg:x1="1.124cm" svg:y1="7.024cm" svg:x2="1.124cm" svg:y2="0.184cm">
          <text:p/>
        </draw:line>
        <draw:frame draw:style-name="gr13" draw:text-style-name="P17" draw:layer="layout" svg:width="0.408cm" svg:height="0.319cm" svg:x="0.543cm" svg:y="6.376cm">
          <draw:text-box>
            <text:p text:style-name="P7"><text:span text:style-name="T1">-10</text:span></text:p>
          </draw:text-box>
        </draw:frame>
        <draw:frame draw:style-name="gr14" draw:text-style-name="P17" draw:layer="layout" svg:width="0.281cm" svg:height="0.319cm" svg:x="0.7cm" svg:y="4.436cm">
          <draw:text-box>
            <text:p text:style-name="P7"><text:span text:style-name="T1">-5</text:span></text:p>
          </draw:text-box>
        </draw:frame>
        <draw:frame draw:style-name="gr14" draw:text-style-name="P17" draw:layer="layout" svg:width="0.281cm" svg:height="0.319cm" svg:x="0.794cm" svg:y="2.497cm">
          <draw:text-box>
            <text:p text:style-name="P7"><text:span text:style-name="T1">0</text:span></text:p>
          </draw:text-box>
        </draw:frame>
        <draw:line draw:style-name="gr15" draw:text-style-name="P1" draw:layer="layout" svg:x1="1.027cm" svg:y1="6.53cm" svg:x2="1.124cm" svg:y2="6.53cm">
          <text:p/>
        </draw:line>
        <draw:line draw:style-name="gr15" draw:text-style-name="P1" draw:layer="layout" svg:x1="1.027cm" svg:y1="4.59cm" svg:x2="1.124cm" svg:y2="4.59cm">
          <text:p/>
        </draw:line>
        <draw:line draw:style-name="gr15" draw:text-style-name="P1" draw:layer="layout" svg:x1="1.027cm" svg:y1="2.651cm" svg:x2="1.124cm" svg:y2="2.651cm">
          <text:p/>
        </draw:line>
        <draw:line draw:style-name="gr15" draw:text-style-name="P1" draw:layer="layout" svg:x1="1.027cm" svg:y1="0.711cm" svg:x2="1.124cm" svg:y2="0.711cm">
          <text:p/>
        </draw:line>
        <draw:line draw:style-name="gr12" draw:text-style-name="P1" draw:layer="layout" svg:x1="1.124cm" svg:y1="7.024cm" svg:x2="7.807cm" svg:y2="7.024cm">
          <text:p/>
        </draw:line>
        <draw:line draw:style-name="gr15" draw:text-style-name="P1" draw:layer="layout" svg:x1="2.296cm" svg:y1="7.12cm" svg:x2="2.296cm" svg:y2="7.024cm">
          <text:p/>
        </draw:line>
        <draw:line draw:style-name="gr15" draw:text-style-name="P1" draw:layer="layout" svg:x1="4.031cm" svg:y1="7.12cm" svg:x2="4.031cm" svg:y2="7.024cm">
          <text:p/>
        </draw:line>
        <draw:line draw:style-name="gr15" draw:text-style-name="P1" draw:layer="layout" svg:x1="5.767cm" svg:y1="7.12cm" svg:x2="5.767cm" svg:y2="7.024cm">
          <text:p/>
        </draw:line>
        <draw:line draw:style-name="gr15" draw:text-style-name="P1" draw:layer="layout" svg:x1="7.503cm" svg:y1="7.12cm" svg:x2="7.503cm" svg:y2="7.024cm">
          <text:p/>
        </draw:line>
        <draw:frame draw:style-name="gr14" draw:text-style-name="P17" draw:layer="layout" svg:width="0.281cm" svg:height="0.319cm" svg:x="0.794cm" svg:y="0.557cm">
          <draw:text-box>
            <text:p text:style-name="P7"><text:span text:style-name="T1">5</text:span></text:p>
          </draw:text-box>
        </draw:frame>
        <draw:frame draw:style-name="gr14" draw:text-style-name="P17" draw:layer="layout" svg:width="0.281cm" svg:height="0.319cm" svg:x="2.171cm" svg:y="7.145cm">
          <draw:text-box>
            <text:p text:style-name="P7"><text:span text:style-name="T1">-4</text:span></text:p>
          </draw:text-box>
        </draw:frame>
        <draw:frame draw:style-name="gr14" draw:text-style-name="P17" draw:layer="layout" svg:width="0.281cm" svg:height="0.319cm" svg:x="3.953cm" svg:y="7.145cm">
          <draw:text-box>
            <text:p text:style-name="P7"><text:span text:style-name="T1">0</text:span></text:p>
          </draw:text-box>
        </draw:frame>
        <draw:frame draw:style-name="gr14" draw:text-style-name="P17" draw:layer="layout" svg:width="0.281cm" svg:height="0.319cm" svg:x="5.689cm" svg:y="7.145cm">
          <draw:text-box>
            <text:p text:style-name="P7"><text:span text:style-name="T1">4</text:span></text:p>
          </draw:text-box>
        </draw:frame>
        <draw:frame draw:style-name="gr14" draw:text-style-name="P17" draw:layer="layout" svg:width="0.281cm" svg:height="0.319cm" svg:x="7.425cm" svg:y="7.145cm">
          <draw:text-box>
            <text:p text:style-name="P7"><text:span text:style-name="T1">8</text:span></text:p>
          </draw:text-box>
        </draw:frame>
        <draw:path draw:style-name="gr18" draw:text-style-name="P10" draw:layer="layout" svg:width="4.252cm" svg:height="5.82cm" svg:x="2.765cm" svg:y="0.875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0"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2" draw:text-style-name="P1" draw:layer="layout" svg:width="5.001cm" svg:height="5.858cm" svg:x="2.035cm" svg:y="0.856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ge>
      <draw:page draw:name="page16" draw:style-name="dp1" draw:master-page-name="master-page3">
        <draw:path draw:style-name="gr35" draw:text-style-name="P18" draw:layer="layout" svg:width="5.043cm" svg:height="5.153cm" svg:x="1.455cm" svg:y="1.202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19" draw:text-style-name="P11" draw:layer="layout" svg:width="3.601cm" svg:height="4.124cm" svg:x="1.695cm" svg:y="0.844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21" draw:text-style-name="P1" draw:layer="layout" svg:width="3.961cm" svg:height="4.088cm" svg:x="1.596cm" svg:y="0.862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line draw:style-name="gr12" draw:text-style-name="P1" draw:layer="layout" svg:x1="0.724cm" svg:y1="7.534cm" svg:x2="0.724cm" svg:y2="0.184cm">
          <text:p/>
        </draw:line>
        <draw:line draw:style-name="gr15" draw:text-style-name="P1" draw:layer="layout" svg:x1="0.627cm" svg:y1="6.53cm" svg:x2="0.724cm" svg:y2="6.53cm">
          <text:p/>
        </draw:line>
        <draw:line draw:style-name="gr15" draw:text-style-name="P1" draw:layer="layout" svg:x1="0.627cm" svg:y1="4.59cm" svg:x2="0.724cm" svg:y2="4.59cm">
          <text:p/>
        </draw:line>
        <draw:line draw:style-name="gr15" draw:text-style-name="P1" draw:layer="layout" svg:x1="0.627cm" svg:y1="2.651cm" svg:x2="0.724cm" svg:y2="2.651cm">
          <text:p/>
        </draw:line>
        <draw:line draw:style-name="gr15" draw:text-style-name="P1" draw:layer="layout" svg:x1="0.627cm" svg:y1="0.711cm" svg:x2="0.724cm" svg:y2="0.711cm">
          <text:p/>
        </draw:line>
        <draw:line draw:style-name="gr12" draw:text-style-name="P1" draw:layer="layout" svg:x1="0.724cm" svg:y1="7.524cm" svg:x2="8.024cm" svg:y2="7.524cm">
          <text:p/>
        </draw:line>
        <draw:line draw:style-name="gr15" draw:text-style-name="P1" draw:layer="layout" svg:x1="2.296cm" svg:y1="7.62cm" svg:x2="2.296cm" svg:y2="7.524cm">
          <text:p/>
        </draw:line>
        <draw:line draw:style-name="gr15" draw:text-style-name="P1" draw:layer="layout" svg:x1="4.031cm" svg:y1="7.62cm" svg:x2="4.031cm" svg:y2="7.524cm">
          <text:p/>
        </draw:line>
        <draw:line draw:style-name="gr15" draw:text-style-name="P1" draw:layer="layout" svg:x1="5.767cm" svg:y1="7.62cm" svg:x2="5.767cm" svg:y2="7.524cm">
          <text:p/>
        </draw:line>
        <draw:line draw:style-name="gr15" draw:text-style-name="P1" draw:layer="layout" svg:x1="7.503cm" svg:y1="7.62cm" svg:x2="7.503cm" svg:y2="7.524cm">
          <text:p/>
        </draw:line>
        <draw:path draw:style-name="gr18" draw:text-style-name="P10" draw:layer="layout" svg:width="4.252cm" svg:height="5.82cm" svg:x="2.765cm" svg:y="0.875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0" draw:text-style-name="P1" draw:layer="layout" svg:width="5.08cm" svg:height="5.19cm" svg:x="1.435cm" svg:y="1.182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2" draw:text-style-name="P1" draw:layer="layout" svg:width="5.001cm" svg:height="5.858cm" svg:x="2.035cm" svg:y="0.856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36" draw:text-style-name="P13" draw:layer="layout" svg:width="1.767cm" svg:height="1.021cm" draw:transform="skewX (-0.0373500459926787) rotate (-0.605978316292431) translate (3.7004461414858cm 1.65915724308987cm)" svg:viewBox="0 0 1768 1022" svg:d="M0 1022c1572 0 1768-1022 1768-1022">
          <text:p/>
        </draw:path>
        <draw:path draw:style-name="gr6" draw:text-style-name="P2" draw:layer="layout" svg:width="0.199cm" svg:height="0.199cm" svg:x="3.266cm" svg:y="2.58cm" svg:viewBox="0 0 200 200" svg:d="M200 100c0 133-200 133-200 0s200-133 200 0z">
          <text:p/>
        </draw:path>
        <draw:path draw:style-name="gr9" draw:text-style-name="P4" draw:layer="layout" svg:width="0.199cm" svg:height="0.199cm" svg:x="3.973cm" svg:y="2.89cm" svg:viewBox="0 0 200 200" svg:d="M200 100c0 133-200 133-200 0s200-133 200 0z">
          <text:p/>
        </draw:path>
        <draw:path draw:style-name="gr10" draw:text-style-name="P5" draw:layer="layout" svg:width="0.199cm" svg:height="0.199cm" svg:x="4.543cm" svg:y="2.88cm" svg:viewBox="0 0 200 200" svg:d="M200 100c0 133-200 133-200 0s200-133 200 0z">
          <text:p/>
        </draw:path>
      </draw:page>
      <draw:page draw:name="page17" draw:style-name="dp1" draw:master-page-name="master-page3">
        <draw:path draw:style-name="gr35" draw:text-style-name="P18" draw:layer="layout" svg:width="5.043cm" svg:height="5.153cm" svg:x="1.693cm" svg:y="1.338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19" draw:text-style-name="P11" draw:layer="layout" svg:width="3.601cm" svg:height="4.124cm" svg:x="1.933cm" svg:y="0.98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21" draw:text-style-name="P1" draw:layer="layout" svg:width="3.961cm" svg:height="4.088cm" svg:x="1.834cm" svg:y="0.998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ath draw:style-name="gr18" draw:text-style-name="P10" draw:layer="layout" svg:width="4.252cm" svg:height="5.82cm" svg:x="3.003cm" svg:y="1.011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0" draw:text-style-name="P1" draw:layer="layout" svg:width="5.08cm" svg:height="5.19cm" svg:x="1.673cm" svg:y="1.31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2" draw:text-style-name="P1" draw:layer="layout" svg:width="5.001cm" svg:height="5.858cm" svg:x="2.273cm" svg:y="0.992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olygon draw:style-name="gr37" draw:text-style-name="P1" draw:layer="layout" svg:width="4.62cm" svg:height="4.594cm" draw:transform="skewX (0.229510796637254) rotate (2.84226868687277) translate (6.20739400481443cm 5.74704988986051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ge>
      <draw:page draw:name="page18" draw:style-name="dp1" draw:master-page-name="master-page3">
        <draw:path draw:style-name="gr35" draw:text-style-name="P18" draw:layer="layout" svg:width="5.043cm" svg:height="5.153cm" svg:x="1.693cm" svg:y="1.338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19" draw:text-style-name="P11" draw:layer="layout" svg:width="3.601cm" svg:height="4.124cm" svg:x="1.933cm" svg:y="0.98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21" draw:text-style-name="P1" draw:layer="layout" svg:width="3.961cm" svg:height="4.088cm" svg:x="1.834cm" svg:y="0.998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ath draw:style-name="gr18" draw:text-style-name="P10" draw:layer="layout" svg:width="4.252cm" svg:height="5.82cm" svg:x="3.003cm" svg:y="1.011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20" draw:text-style-name="P1" draw:layer="layout" svg:width="5.08cm" svg:height="5.19cm" svg:x="1.673cm" svg:y="1.31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2" draw:text-style-name="P1" draw:layer="layout" svg:width="5.001cm" svg:height="5.858cm" svg:x="2.273cm" svg:y="0.992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olygon draw:style-name="gr37" draw:text-style-name="P1" draw:layer="layout" svg:width="4.62cm" svg:height="4.594cm" draw:transform="skewX (0.229510796637254) rotate (2.84226868687277) translate (6.20739400481443cm 5.74704988986051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ge>
      <draw:page draw:name="page19" draw:style-name="dp1" draw:master-page-name="master-page3">
        <draw:polygon draw:style-name="gr37" draw:text-style-name="P1" draw:layer="layout" svg:width="4.62cm" svg:height="4.594cm" draw:transform="skewX (0.229510796637254) rotate (2.84226868687277) translate (6.20739400481443cm 5.74704988986051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 draw:display-name="Extrémités de flèche 2" svg:viewBox="0 0 20 20" svg:d="M0 20l10-20 10 20z"/>
    <draw:marker draw:name="Extrémités_20_de_20_flèche_20_6" draw:display-name="Extrémités de flèche 6"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6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6-28T10:52:09.818000000</dc:date>
    <dc:creator>Victor Van der Meersch</dc:creator>
    <meta:editing-duration>PT16H12M33S</meta:editing-duration>
    <meta:editing-cycles>3</meta:editing-cycles>
    <meta:generator>LibreOffice/24.2.0.3$Windows_X86_64 LibreOffice_project/da48488a73ddd66ea24cf16bbc4f7b9c08e9bea1</meta:generator>
    <meta:document-statistic meta:object-count="444"/>
  </office:meta>
</office:document-meta>
</file>